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oss chance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Avg transport Loss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Delivered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Avg Cargo Lost</text:p>
          </table:table-cell>
          <table:table-cell office:value-type="string" calcext:value-type="string">
            <text:p><text:s/>stdDev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60" calcext:value-type="float">
            <text:p>34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000000" calcext:value-type="float">
            <text:p>48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58292879305582" calcext:value-type="float">
            <text:p>8.58292879305582</text:p>
          </table:table-cell>
          <table:table-cell office:value-type="float" office:value="457488423.68" calcext:value-type="float">
            <text:p>457488423.68</text:p>
          </table:table-cell>
          <table:table-cell office:value-type="float" office:value="2685695.4012213" calcext:value-type="float">
            <text:p>2685695.4012213</text:p>
          </table:table-cell>
          <table:table-cell office:value-type="float" office:value="450400" calcext:value-type="float">
            <text:p>450400</text:p>
          </table:table-cell>
          <table:table-cell office:value-type="float" office:value="63671.0295189264" calcext:value-type="float">
            <text:p>63671.0295189264</text:p>
          </table:table-cell>
          <table:table-cell table:number-columns-repeated="1015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174.48" calcext:value-type="float">
            <text:p>174.48</text:p>
          </table:table-cell>
          <table:table-cell office:value-type="float" office:value="12.4067186099575" calcext:value-type="float">
            <text:p>12.4067186099575</text:p>
          </table:table-cell>
          <table:table-cell office:value-type="float" office:value="436438400" calcext:value-type="float">
            <text:p>436438400</text:p>
          </table:table-cell>
          <table:table-cell office:value-type="float" office:value="3995826.63819874" calcext:value-type="float">
            <text:p>3995826.63819874</text:p>
          </table:table-cell>
          <table:table-cell office:value-type="float" office:value="884400" calcext:value-type="float">
            <text:p>884400</text:p>
          </table:table-cell>
          <table:table-cell office:value-type="float" office:value="87181.8023825309" calcext:value-type="float">
            <text:p>87181.8023825309</text:p>
          </table:table-cell>
          <table:table-cell table:number-columns-repeated="1015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249.56" calcext:value-type="float">
            <text:p>249.56</text:p>
          </table:table-cell>
          <table:table-cell office:value-type="float" office:value="16.7458452558637" calcext:value-type="float">
            <text:p>16.7458452558637</text:p>
          </table:table-cell>
          <table:table-cell office:value-type="float" office:value="417056401.92" calcext:value-type="float">
            <text:p>417056401.92</text:p>
          </table:table-cell>
          <table:table-cell office:value-type="float" office:value="4898989.70973963" calcext:value-type="float">
            <text:p>4898989.70973963</text:p>
          </table:table-cell>
          <table:table-cell office:value-type="float" office:value="1275600" calcext:value-type="float">
            <text:p>1275600</text:p>
          </table:table-cell>
          <table:table-cell office:value-type="float" office:value="109813.47822558" calcext:value-type="float">
            <text:p>109813.47822558</text:p>
          </table:table-cell>
          <table:table-cell table:number-columns-repeated="1015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319.24" calcext:value-type="float">
            <text:p>319.24</text:p>
          </table:table-cell>
          <table:table-cell office:value-type="float" office:value="14.7317118263063" calcext:value-type="float">
            <text:p>14.7317118263063</text:p>
          </table:table-cell>
          <table:table-cell office:value-type="float" office:value="398060802.56" calcext:value-type="float">
            <text:p>398060802.56</text:p>
          </table:table-cell>
          <table:table-cell office:value-type="float" office:value="4021882.07818029" calcext:value-type="float">
            <text:p>4021882.07818029</text:p>
          </table:table-cell>
          <table:table-cell office:value-type="float" office:value="1620400" calcext:value-type="float">
            <text:p>1620400</text:p>
          </table:table-cell>
          <table:table-cell office:value-type="float" office:value="144062.486442516" calcext:value-type="float">
            <text:p>144062.486442516</text:p>
          </table:table-cell>
          <table:table-cell table:number-columns-repeated="1015"/>
        </table:table-row>
        <table:table-row table:style-name="ro1">
          <table:table-cell office:value-type="float" office:value="0.0050000004" calcext:value-type="float">
            <text:p>0.005000000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380.96" calcext:value-type="float">
            <text:p>380.96</text:p>
          </table:table-cell>
          <table:table-cell office:value-type="float" office:value="12.5249085159666" calcext:value-type="float">
            <text:p>12.5249085159666</text:p>
          </table:table-cell>
          <table:table-cell office:value-type="float" office:value="380688805.12" calcext:value-type="float">
            <text:p>380688805.12</text:p>
          </table:table-cell>
          <table:table-cell office:value-type="float" office:value="3747355.72745218" calcext:value-type="float">
            <text:p>3747355.72745218</text:p>
          </table:table-cell>
          <table:table-cell office:value-type="float" office:value="1932800" calcext:value-type="float">
            <text:p>1932800</text:p>
          </table:table-cell>
          <table:table-cell office:value-type="float" office:value="90945.0383473447" calcext:value-type="float">
            <text:p>90945.0383473447</text:p>
          </table:table-cell>
          <table:table-cell table:number-columns-repeated="1015"/>
        </table:table-row>
        <table:table-row table:style-name="ro1">
          <table:table-cell office:value-type="float" office:value="0.0060000005" calcext:value-type="float">
            <text:p>0.006000000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436.88" calcext:value-type="float">
            <text:p>436.88</text:p>
          </table:table-cell>
          <table:table-cell office:value-type="float" office:value="12.9721496548054" calcext:value-type="float">
            <text:p>12.9721496548054</text:p>
          </table:table-cell>
          <table:table-cell office:value-type="float" office:value="364108794.88" calcext:value-type="float">
            <text:p>364108794.88</text:p>
          </table:table-cell>
          <table:table-cell office:value-type="float" office:value="4067134.58709192" calcext:value-type="float">
            <text:p>4067134.58709192</text:p>
          </table:table-cell>
          <table:table-cell office:value-type="float" office:value="2222400" calcext:value-type="float">
            <text:p>2222400</text:p>
          </table:table-cell>
          <table:table-cell office:value-type="float" office:value="115299.60971313" calcext:value-type="float">
            <text:p>115299.60971313</text:p>
          </table:table-cell>
          <table:table-cell table:number-columns-repeated="1015"/>
        </table:table-row>
        <table:table-row table:style-name="ro1">
          <table:table-cell office:value-type="float" office:value="0.0070000007" calcext:value-type="float">
            <text:p>0.007000000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491.24" calcext:value-type="float">
            <text:p>491.24</text:p>
          </table:table-cell>
          <table:table-cell office:value-type="float" office:value="11.9627198691045" calcext:value-type="float">
            <text:p>11.9627198691045</text:p>
          </table:table-cell>
          <table:table-cell office:value-type="float" office:value="347867997.44" calcext:value-type="float">
            <text:p>347867997.44</text:p>
          </table:table-cell>
          <table:table-cell office:value-type="float" office:value="3905820.65019664" calcext:value-type="float">
            <text:p>3905820.65019664</text:p>
          </table:table-cell>
          <table:table-cell office:value-type="float" office:value="2488000" calcext:value-type="float">
            <text:p>2488000</text:p>
          </table:table-cell>
          <table:table-cell office:value-type="float" office:value="114017.542509914" calcext:value-type="float">
            <text:p>114017.542509914</text:p>
          </table:table-cell>
          <table:table-cell table:number-columns-repeated="101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537.64" calcext:value-type="float">
            <text:p>537.64</text:p>
          </table:table-cell>
          <table:table-cell office:value-type="float" office:value="13.2724024451742" calcext:value-type="float">
            <text:p>13.2724024451742</text:p>
          </table:table-cell>
          <table:table-cell office:value-type="float" office:value="334060412.16" calcext:value-type="float">
            <text:p>334060412.16</text:p>
          </table:table-cell>
          <table:table-cell office:value-type="float" office:value="4698967.14655699" calcext:value-type="float">
            <text:p>4698967.14655699</text:p>
          </table:table-cell>
          <table:table-cell office:value-type="float" office:value="2696000" calcext:value-type="float">
            <text:p>2696000</text:p>
          </table:table-cell>
          <table:table-cell office:value-type="float" office:value="152779.797966441" calcext:value-type="float">
            <text:p>152779.797966441</text:p>
          </table:table-cell>
          <table:table-cell table:number-columns-repeated="1015"/>
        </table:table-row>
        <table:table-row table:style-name="ro1">
          <table:table-cell office:value-type="float" office:value="0.009000001" calcext:value-type="float">
            <text:p>0.009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578.92" calcext:value-type="float">
            <text:p>578.92</text:p>
          </table:table-cell>
          <table:table-cell office:value-type="float" office:value="12.7994791560699" calcext:value-type="float">
            <text:p>12.7994791560699</text:p>
          </table:table-cell>
          <table:table-cell office:value-type="float" office:value="320416010.24" calcext:value-type="float">
            <text:p>320416010.24</text:p>
          </table:table-cell>
          <table:table-cell office:value-type="float" office:value="4549713.50678847" calcext:value-type="float">
            <text:p>4549713.50678847</text:p>
          </table:table-cell>
          <table:table-cell office:value-type="float" office:value="2946400" calcext:value-type="float">
            <text:p>2946400</text:p>
          </table:table-cell>
          <table:table-cell office:value-type="float" office:value="115754.049605187" calcext:value-type="float">
            <text:p>115754.049605187</text:p>
          </table:table-cell>
          <table:table-cell table:number-columns-repeated="1015"/>
        </table:table-row>
        <table:table-row table:style-name="ro1">
          <table:table-cell office:value-type="float" office:value="0.010000001" calcext:value-type="float">
            <text:p>0.010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17.68" calcext:value-type="float">
            <text:p>617.68</text:p>
          </table:table-cell>
          <table:table-cell office:value-type="float" office:value="13.7074189158037" calcext:value-type="float">
            <text:p>13.7074189158037</text:p>
          </table:table-cell>
          <table:table-cell office:value-type="float" office:value="307756395.52" calcext:value-type="float">
            <text:p>307756395.52</text:p>
          </table:table-cell>
          <table:table-cell office:value-type="float" office:value="4756864.36573903" calcext:value-type="float">
            <text:p>4756864.36573903</text:p>
          </table:table-cell>
          <table:table-cell office:value-type="float" office:value="3131200" calcext:value-type="float">
            <text:p>3131200</text:p>
          </table:table-cell>
          <table:table-cell office:value-type="float" office:value="165159.518849707" calcext:value-type="float">
            <text:p>165159.518849707</text:p>
          </table:table-cell>
          <table:table-cell table:number-columns-repeated="1015"/>
        </table:table-row>
        <table:table-row table:style-name="ro1">
          <table:table-cell office:value-type="float" office:value="0.011000001" calcext:value-type="float">
            <text:p>0.011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52.76" calcext:value-type="float">
            <text:p>652.76</text:p>
          </table:table-cell>
          <table:table-cell office:value-type="float" office:value="13.8331726898303" calcext:value-type="float">
            <text:p>13.8331726898303</text:p>
          </table:table-cell>
          <table:table-cell office:value-type="float" office:value="295538792.96" calcext:value-type="float">
            <text:p>295538792.96</text:p>
          </table:table-cell>
          <table:table-cell office:value-type="float" office:value="5259345.052688" calcext:value-type="float">
            <text:p>5259345.052688</text:p>
          </table:table-cell>
          <table:table-cell office:value-type="float" office:value="3301200" calcext:value-type="float">
            <text:p>3301200</text:p>
          </table:table-cell>
          <table:table-cell office:value-type="float" office:value="132266.145832308" calcext:value-type="float">
            <text:p>132266.145832308</text:p>
          </table:table-cell>
          <table:table-cell table:number-columns-repeated="1015"/>
        </table:table-row>
        <table:table-row table:style-name="ro1">
          <table:table-cell office:value-type="float" office:value="0.012000001" calcext:value-type="float">
            <text:p>0.012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682.8" calcext:value-type="float">
            <text:p>682.8</text:p>
          </table:table-cell>
          <table:table-cell office:value-type="float" office:value="14.7789264382318" calcext:value-type="float">
            <text:p>14.7789264382318</text:p>
          </table:table-cell>
          <table:table-cell office:value-type="float" office:value="284839605.76" calcext:value-type="float">
            <text:p>284839605.76</text:p>
          </table:table-cell>
          <table:table-cell office:value-type="float" office:value="5289226.00437658" calcext:value-type="float">
            <text:p>5289226.00437658</text:p>
          </table:table-cell>
          <table:table-cell office:value-type="float" office:value="3471600" calcext:value-type="float">
            <text:p>3471600</text:p>
          </table:table-cell>
          <table:table-cell office:value-type="float" office:value="168292.404265116" calcext:value-type="float">
            <text:p>168292.404265116</text:p>
          </table:table-cell>
          <table:table-cell table:number-columns-repeated="1015"/>
        </table:table-row>
        <table:table-row table:style-name="ro1">
          <table:table-cell office:value-type="float" office:value="0.013000001" calcext:value-type="float">
            <text:p>0.013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10.64" calcext:value-type="float">
            <text:p>710.64</text:p>
          </table:table-cell>
          <table:table-cell office:value-type="float" office:value="14.2064539323975" calcext:value-type="float">
            <text:p>14.2064539323975</text:p>
          </table:table-cell>
          <table:table-cell office:value-type="float" office:value="274284799.36" calcext:value-type="float">
            <text:p>274284799.36</text:p>
          </table:table-cell>
          <table:table-cell office:value-type="float" office:value="5231270.30654183" calcext:value-type="float">
            <text:p>5231270.30654183</text:p>
          </table:table-cell>
          <table:table-cell office:value-type="float" office:value="3577200" calcext:value-type="float">
            <text:p>3577200</text:p>
          </table:table-cell>
          <table:table-cell office:value-type="float" office:value="134397.420610169" calcext:value-type="float">
            <text:p>134397.420610169</text:p>
          </table:table-cell>
          <table:table-cell table:number-columns-repeated="1015"/>
        </table:table-row>
        <table:table-row table:style-name="ro1">
          <table:table-cell office:value-type="float" office:value="0.014000001" calcext:value-type="float">
            <text:p>0.014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36.24" calcext:value-type="float">
            <text:p>736.24</text:p>
          </table:table-cell>
          <table:table-cell office:value-type="float" office:value="12.4407931151247" calcext:value-type="float">
            <text:p>12.4407931151247</text:p>
          </table:table-cell>
          <table:table-cell office:value-type="float" office:value="264098399.36" calcext:value-type="float">
            <text:p>264098399.36</text:p>
          </table:table-cell>
          <table:table-cell office:value-type="float" office:value="4941548.78938762" calcext:value-type="float">
            <text:p>4941548.78938762</text:p>
          </table:table-cell>
          <table:table-cell office:value-type="float" office:value="3734800" calcext:value-type="float">
            <text:p>3734800</text:p>
          </table:table-cell>
          <table:table-cell office:value-type="float" office:value="116694.75852268" calcext:value-type="float">
            <text:p>116694.75852268</text:p>
          </table:table-cell>
          <table:table-cell table:number-columns-repeated="1015"/>
        </table:table-row>
        <table:table-row table:style-name="ro1">
          <table:table-cell office:value-type="float" office:value="0.0150000015" calcext:value-type="float">
            <text:p>0.015000001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59.76" calcext:value-type="float">
            <text:p>759.76</text:p>
          </table:table-cell>
          <table:table-cell office:value-type="float" office:value="9.80765007532385" calcext:value-type="float">
            <text:p>9.80765007532385</text:p>
          </table:table-cell>
          <table:table-cell office:value-type="float" office:value="254856800" calcext:value-type="float">
            <text:p>254856800</text:p>
          </table:table-cell>
          <table:table-cell office:value-type="float" office:value="4691571.98246672" calcext:value-type="float">
            <text:p>4691571.98246672</text:p>
          </table:table-cell>
          <table:table-cell office:value-type="float" office:value="3825200" calcext:value-type="float">
            <text:p>3825200</text:p>
          </table:table-cell>
          <table:table-cell office:value-type="float" office:value="153055.545472877" calcext:value-type="float">
            <text:p>153055.545472877</text:p>
          </table:table-cell>
          <table:table-cell table:number-columns-repeated="1015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781.84" calcext:value-type="float">
            <text:p>781.84</text:p>
          </table:table-cell>
          <table:table-cell office:value-type="float" office:value="10.9646401369736" calcext:value-type="float">
            <text:p>10.9646401369736</text:p>
          </table:table-cell>
          <table:table-cell office:value-type="float" office:value="245913600" calcext:value-type="float">
            <text:p>245913600</text:p>
          </table:table-cell>
          <table:table-cell office:value-type="float" office:value="4697789.26730436" calcext:value-type="float">
            <text:p>4697789.26730436</text:p>
          </table:table-cell>
          <table:table-cell office:value-type="float" office:value="3909600" calcext:value-type="float">
            <text:p>3909600</text:p>
          </table:table-cell>
          <table:table-cell office:value-type="float" office:value="142492.105044455" calcext:value-type="float">
            <text:p>142492.105044455</text:p>
          </table:table-cell>
          <table:table-cell table:number-columns-repeated="1015"/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01.36" calcext:value-type="float">
            <text:p>801.36</text:p>
          </table:table-cell>
          <table:table-cell office:value-type="float" office:value="10.9387689740056" calcext:value-type="float">
            <text:p>10.9387689740056</text:p>
          </table:table-cell>
          <table:table-cell office:value-type="float" office:value="237320800" calcext:value-type="float">
            <text:p>237320800</text:p>
          </table:table-cell>
          <table:table-cell office:value-type="float" office:value="4594770.50569449" calcext:value-type="float">
            <text:p>4594770.50569449</text:p>
          </table:table-cell>
          <table:table-cell office:value-type="float" office:value="4059600" calcext:value-type="float">
            <text:p>4059600</text:p>
          </table:table-cell>
          <table:table-cell office:value-type="float" office:value="154285.449735223" calcext:value-type="float">
            <text:p>154285.449735223</text:p>
          </table:table-cell>
          <table:table-cell table:number-columns-repeated="1015"/>
        </table:table-row>
        <table:table-row table:style-name="ro1">
          <table:table-cell office:value-type="float" office:value="0.018000001" calcext:value-type="float">
            <text:p>0.018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19.36" calcext:value-type="float">
            <text:p>819.36</text:p>
          </table:table-cell>
          <table:table-cell office:value-type="float" office:value="10.3355373993486" calcext:value-type="float">
            <text:p>10.3355373993486</text:p>
          </table:table-cell>
          <table:table-cell office:value-type="float" office:value="229188800" calcext:value-type="float">
            <text:p>229188800</text:p>
          </table:table-cell>
          <table:table-cell office:value-type="float" office:value="4478637.55324466" calcext:value-type="float">
            <text:p>4478637.55324466</text:p>
          </table:table-cell>
          <table:table-cell office:value-type="float" office:value="4159600" calcext:value-type="float">
            <text:p>4159600</text:p>
          </table:table-cell>
          <table:table-cell office:value-type="float" office:value="171451.645272557" calcext:value-type="float">
            <text:p>171451.645272557</text:p>
          </table:table-cell>
          <table:table-cell table:number-columns-repeated="1015"/>
        </table:table-row>
        <table:table-row table:style-name="ro1">
          <table:table-cell office:value-type="float" office:value="0.019000001" calcext:value-type="float">
            <text:p>0.019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35.36" calcext:value-type="float">
            <text:p>835.36</text:p>
          </table:table-cell>
          <table:table-cell office:value-type="float" office:value="11.0071189085367" calcext:value-type="float">
            <text:p>11.0071189085367</text:p>
          </table:table-cell>
          <table:table-cell office:value-type="float" office:value="221384800" calcext:value-type="float">
            <text:p>221384800</text:p>
          </table:table-cell>
          <table:table-cell office:value-type="float" office:value="4734475.61334234" calcext:value-type="float">
            <text:p>4734475.61334234</text:p>
          </table:table-cell>
          <table:table-cell office:value-type="float" office:value="4240000" calcext:value-type="float">
            <text:p>4240000</text:p>
          </table:table-cell>
          <table:table-cell office:value-type="float" office:value="132193.040664023" calcext:value-type="float">
            <text:p>132193.040664023</text:p>
          </table:table-cell>
          <table:table-cell table:number-columns-repeated="1015"/>
        </table:table-row>
        <table:table-row table:style-name="ro1">
          <table:table-cell office:value-type="float" office:value="0.020000001" calcext:value-type="float">
            <text:p>0.020000001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51.64" calcext:value-type="float">
            <text:p>851.64</text:p>
          </table:table-cell>
          <table:table-cell office:value-type="float" office:value="10.4517941043631" calcext:value-type="float">
            <text:p>10.4517941043631</text:p>
          </table:table-cell>
          <table:table-cell office:value-type="float" office:value="213807200" calcext:value-type="float">
            <text:p>213807200</text:p>
          </table:table-cell>
          <table:table-cell office:value-type="float" office:value="4828550.0929368" calcext:value-type="float">
            <text:p>4828550.0929368</text:p>
          </table:table-cell>
          <table:table-cell office:value-type="float" office:value="4317600" calcext:value-type="float">
            <text:p>4317600</text:p>
          </table:table-cell>
          <table:table-cell office:value-type="float" office:value="141723.910003452" calcext:value-type="float">
            <text:p>141723.910003452</text:p>
          </table:table-cell>
          <table:table-cell table:number-columns-repeated="1015"/>
        </table:table-row>
        <table:table-row table:style-name="ro1">
          <table:table-cell office:value-type="float" office:value="0.021000002" calcext:value-type="float">
            <text:p>0.021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64.56" calcext:value-type="float">
            <text:p>864.56</text:p>
          </table:table-cell>
          <table:table-cell office:value-type="float" office:value="9.37229961108799" calcext:value-type="float">
            <text:p>9.37229961108799</text:p>
          </table:table-cell>
          <table:table-cell office:value-type="float" office:value="207083200" calcext:value-type="float">
            <text:p>207083200</text:p>
          </table:table-cell>
          <table:table-cell office:value-type="float" office:value="4400761.97947583" calcext:value-type="float">
            <text:p>4400761.97947583</text:p>
          </table:table-cell>
          <table:table-cell office:value-type="float" office:value="4383200" calcext:value-type="float">
            <text:p>4383200</text:p>
          </table:table-cell>
          <table:table-cell office:value-type="float" office:value="154048.693600433" calcext:value-type="float">
            <text:p>154048.693600433</text:p>
          </table:table-cell>
          <table:table-cell table:number-columns-repeated="1015"/>
        </table:table-row>
        <table:table-row table:style-name="ro1">
          <table:table-cell office:value-type="float" office:value="0.022000002" calcext:value-type="float">
            <text:p>0.022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77.96" calcext:value-type="float">
            <text:p>877.96</text:p>
          </table:table-cell>
          <table:table-cell office:value-type="float" office:value="7.84474346298208" calcext:value-type="float">
            <text:p>7.84474346298208</text:p>
          </table:table-cell>
          <table:table-cell office:value-type="float" office:value="200505600" calcext:value-type="float">
            <text:p>200505600</text:p>
          </table:table-cell>
          <table:table-cell office:value-type="float" office:value="4687206.9508397" calcext:value-type="float">
            <text:p>4687206.9508397</text:p>
          </table:table-cell>
          <table:table-cell office:value-type="float" office:value="4438000" calcext:value-type="float">
            <text:p>4438000</text:p>
          </table:table-cell>
          <table:table-cell office:value-type="float" office:value="127082.650271388" calcext:value-type="float">
            <text:p>127082.650271388</text:p>
          </table:table-cell>
          <table:table-cell table:number-columns-repeated="1015"/>
        </table:table-row>
        <table:table-row table:style-name="ro1">
          <table:table-cell office:value-type="float" office:value="0.023000002" calcext:value-type="float">
            <text:p>0.023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890.24" calcext:value-type="float">
            <text:p>890.24</text:p>
          </table:table-cell>
          <table:table-cell office:value-type="float" office:value="8.09464843790843" calcext:value-type="float">
            <text:p>8.09464843790843</text:p>
          </table:table-cell>
          <table:table-cell office:value-type="float" office:value="194088800" calcext:value-type="float">
            <text:p>194088800</text:p>
          </table:table-cell>
          <table:table-cell office:value-type="float" office:value="4862212.56219841" calcext:value-type="float">
            <text:p>4862212.56219841</text:p>
          </table:table-cell>
          <table:table-cell office:value-type="float" office:value="4495600" calcext:value-type="float">
            <text:p>4495600</text:p>
          </table:table-cell>
          <table:table-cell office:value-type="float" office:value="139883.284681671" calcext:value-type="float">
            <text:p>139883.284681671</text:p>
          </table:table-cell>
          <table:table-cell table:number-columns-repeated="1015"/>
        </table:table-row>
        <table:table-row table:style-name="ro1">
          <table:table-cell office:value-type="float" office:value="0.024000002" calcext:value-type="float">
            <text:p>0.024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01.12" calcext:value-type="float">
            <text:p>901.12</text:p>
          </table:table-cell>
          <table:table-cell office:value-type="float" office:value="8.69060795725286" calcext:value-type="float">
            <text:p>8.69060795725286</text:p>
          </table:table-cell>
          <table:table-cell office:value-type="float" office:value="188465200" calcext:value-type="float">
            <text:p>188465200</text:p>
          </table:table-cell>
          <table:table-cell office:value-type="float" office:value="4824567.44175061" calcext:value-type="float">
            <text:p>4824567.44175061</text:p>
          </table:table-cell>
          <table:table-cell office:value-type="float" office:value="4539200" calcext:value-type="float">
            <text:p>4539200</text:p>
          </table:table-cell>
          <table:table-cell office:value-type="float" office:value="128059.881826173" calcext:value-type="float">
            <text:p>128059.881826173</text:p>
          </table:table-cell>
          <table:table-cell table:number-columns-repeated="1015"/>
        </table:table-row>
        <table:table-row table:style-name="ro1">
          <table:table-cell office:value-type="float" office:value="0.025000002" calcext:value-type="float">
            <text:p>0.025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07.24" calcext:value-type="float">
            <text:p>907.24</text:p>
          </table:table-cell>
          <table:table-cell office:value-type="float" office:value="8.02226069550639" calcext:value-type="float">
            <text:p>8.02226069550639</text:p>
          </table:table-cell>
          <table:table-cell office:value-type="float" office:value="182901600" calcext:value-type="float">
            <text:p>182901600</text:p>
          </table:table-cell>
          <table:table-cell office:value-type="float" office:value="4631404.28667879" calcext:value-type="float">
            <text:p>4631404.28667879</text:p>
          </table:table-cell>
          <table:table-cell office:value-type="float" office:value="4600800" calcext:value-type="float">
            <text:p>4600800</text:p>
          </table:table-cell>
          <table:table-cell office:value-type="float" office:value="157292.72074702" calcext:value-type="float">
            <text:p>157292.72074702</text:p>
          </table:table-cell>
          <table:table-cell table:number-columns-repeated="1015"/>
        </table:table-row>
        <table:table-row table:style-name="ro1">
          <table:table-cell office:value-type="float" office:value="0.026000002" calcext:value-type="float">
            <text:p>0.02600000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15.32" calcext:value-type="float">
            <text:p>915.32</text:p>
          </table:table-cell>
          <table:table-cell office:value-type="float" office:value="7.03396521648115" calcext:value-type="float">
            <text:p>7.03396521648115</text:p>
          </table:table-cell>
          <table:table-cell office:value-type="float" office:value="177382400" calcext:value-type="float">
            <text:p>177382400</text:p>
          </table:table-cell>
          <table:table-cell office:value-type="float" office:value="4399617.67278325" calcext:value-type="float">
            <text:p>4399617.67278325</text:p>
          </table:table-cell>
          <table:table-cell office:value-type="float" office:value="4623600" calcext:value-type="float">
            <text:p>4623600</text:p>
          </table:table-cell>
          <table:table-cell office:value-type="float" office:value="125528.217279356" calcext:value-type="float">
            <text:p>125528.217279356</text:p>
          </table:table-cell>
          <table:table-cell table:number-columns-repeated="1015"/>
        </table:table-row>
        <table:table-row table:style-name="ro1">
          <table:table-cell office:value-type="float" office:value="0.027000003" calcext:value-type="float">
            <text:p>0.027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22.92" calcext:value-type="float">
            <text:p>922.92</text:p>
          </table:table-cell>
          <table:table-cell office:value-type="float" office:value="7.40450313435457" calcext:value-type="float">
            <text:p>7.40450313435457</text:p>
          </table:table-cell>
          <table:table-cell office:value-type="float" office:value="172310800" calcext:value-type="float">
            <text:p>172310800</text:p>
          </table:table-cell>
          <table:table-cell office:value-type="float" office:value="4361705.43862528" calcext:value-type="float">
            <text:p>4361705.43862528</text:p>
          </table:table-cell>
          <table:table-cell office:value-type="float" office:value="4737600" calcext:value-type="float">
            <text:p>4737600</text:p>
          </table:table-cell>
          <table:table-cell office:value-type="float" office:value="148388.004906057" calcext:value-type="float">
            <text:p>148388.004906057</text:p>
          </table:table-cell>
          <table:table-cell table:number-columns-repeated="1015"/>
        </table:table-row>
        <table:table-row table:style-name="ro1">
          <table:table-cell office:value-type="float" office:value="0.028000003" calcext:value-type="float">
            <text:p>0.028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29.6" calcext:value-type="float">
            <text:p>929.6</text:p>
          </table:table-cell>
          <table:table-cell office:value-type="float" office:value="7.13559154286922" calcext:value-type="float">
            <text:p>7.13559154286922</text:p>
          </table:table-cell>
          <table:table-cell office:value-type="float" office:value="167574000" calcext:value-type="float">
            <text:p>167574000</text:p>
          </table:table-cell>
          <table:table-cell office:value-type="float" office:value="4468332.09001599" calcext:value-type="float">
            <text:p>4468332.09001599</text:p>
          </table:table-cell>
          <table:table-cell office:value-type="float" office:value="4723200" calcext:value-type="float">
            <text:p>4723200</text:p>
          </table:table-cell>
          <table:table-cell office:value-type="float" office:value="143547.901412734" calcext:value-type="float">
            <text:p>143547.901412734</text:p>
          </table:table-cell>
          <table:table-cell table:number-columns-repeated="1015"/>
        </table:table-row>
        <table:table-row table:style-name="ro1">
          <table:table-cell office:value-type="float" office:value="0.029000003" calcext:value-type="float">
            <text:p>0.029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37.56" calcext:value-type="float">
            <text:p>937.56</text:p>
          </table:table-cell>
          <table:table-cell office:value-type="float" office:value="8.22131376362683" calcext:value-type="float">
            <text:p>8.22131376362683</text:p>
          </table:table-cell>
          <table:table-cell office:value-type="float" office:value="162827200" calcext:value-type="float">
            <text:p>162827200</text:p>
          </table:table-cell>
          <table:table-cell office:value-type="float" office:value="4281073.19099623" calcext:value-type="float">
            <text:p>4281073.19099623</text:p>
          </table:table-cell>
          <table:table-cell office:value-type="float" office:value="4680000" calcext:value-type="float">
            <text:p>4680000</text:p>
          </table:table-cell>
          <table:table-cell office:value-type="float" office:value="183870.425390636" calcext:value-type="float">
            <text:p>183870.425390636</text:p>
          </table:table-cell>
          <table:table-cell table:number-columns-repeated="1015"/>
        </table:table-row>
        <table:table-row table:style-name="ro1">
          <table:table-cell office:value-type="float" office:value="0.030000003" calcext:value-type="float">
            <text:p>0.030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42.44" calcext:value-type="float">
            <text:p>942.44</text:p>
          </table:table-cell>
          <table:table-cell office:value-type="float" office:value="6.58963833099612" calcext:value-type="float">
            <text:p>6.58963833099612</text:p>
          </table:table-cell>
          <table:table-cell office:value-type="float" office:value="158605600" calcext:value-type="float">
            <text:p>158605600</text:p>
          </table:table-cell>
          <table:table-cell office:value-type="float" office:value="4236758.86340805" calcext:value-type="float">
            <text:p>4236758.86340805</text:p>
          </table:table-cell>
          <table:table-cell office:value-type="float" office:value="4756800" calcext:value-type="float">
            <text:p>4756800</text:p>
          </table:table-cell>
          <table:table-cell office:value-type="float" office:value="139753.354163684" calcext:value-type="float">
            <text:p>139753.354163684</text:p>
          </table:table-cell>
          <table:table-cell table:number-columns-repeated="1015"/>
        </table:table-row>
        <table:table-row table:style-name="ro1">
          <table:table-cell office:value-type="float" office:value="0.031000003" calcext:value-type="float">
            <text:p>0.03100000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47.32" calcext:value-type="float">
            <text:p>947.32</text:p>
          </table:table-cell>
          <table:table-cell office:value-type="float" office:value="5.45221667458903" calcext:value-type="float">
            <text:p>5.45221667458903</text:p>
          </table:table-cell>
          <table:table-cell office:value-type="float" office:value="154649600" calcext:value-type="float">
            <text:p>154649600</text:p>
          </table:table-cell>
          <table:table-cell office:value-type="float" office:value="4204760.67491758" calcext:value-type="float">
            <text:p>4204760.67491758</text:p>
          </table:table-cell>
          <table:table-cell office:value-type="float" office:value="4774000" calcext:value-type="float">
            <text:p>4774000</text:p>
          </table:table-cell>
          <table:table-cell office:value-type="float" office:value="156311.654502578" calcext:value-type="float">
            <text:p>156311.654502578</text:p>
          </table:table-cell>
          <table:table-cell table:number-columns-repeated="1015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51.52" calcext:value-type="float">
            <text:p>951.52</text:p>
          </table:table-cell>
          <table:table-cell office:value-type="float" office:value="5.18105523357292" calcext:value-type="float">
            <text:p>5.18105523357292</text:p>
          </table:table-cell>
          <table:table-cell office:value-type="float" office:value="150532400" calcext:value-type="float">
            <text:p>150532400</text:p>
          </table:table-cell>
          <table:table-cell office:value-type="float" office:value="4396292.26356332" calcext:value-type="float">
            <text:p>4396292.26356332</text:p>
          </table:table-cell>
          <table:table-cell office:value-type="float" office:value="4792000" calcext:value-type="float">
            <text:p>4792000</text:p>
          </table:table-cell>
          <table:table-cell office:value-type="float" office:value="195661.271930174" calcext:value-type="float">
            <text:p>195661.271930174</text:p>
          </table:table-cell>
          <table:table-cell table:number-columns-repeated="1015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56.4" calcext:value-type="float">
            <text:p>956.4</text:p>
          </table:table-cell>
          <table:table-cell office:value-type="float" office:value="5.08265022732564" calcext:value-type="float">
            <text:p>5.08265022732564</text:p>
          </table:table-cell>
          <table:table-cell office:value-type="float" office:value="146739600" calcext:value-type="float">
            <text:p>146739600</text:p>
          </table:table-cell>
          <table:table-cell office:value-type="float" office:value="4374302.30627316" calcext:value-type="float">
            <text:p>4374302.30627316</text:p>
          </table:table-cell>
          <table:table-cell office:value-type="float" office:value="4882400" calcext:value-type="float">
            <text:p>4882400</text:p>
          </table:table-cell>
          <table:table-cell office:value-type="float" office:value="172343.648949804" calcext:value-type="float">
            <text:p>172343.648949804</text:p>
          </table:table-cell>
          <table:table-cell table:number-columns-repeated="1015"/>
        </table:table-row>
        <table:table-row table:style-name="ro1">
          <table:table-cell office:value-type="float" office:value="0.033999998" calcext:value-type="float">
            <text:p>0.0339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0.6" calcext:value-type="float">
            <text:p>960.6</text:p>
          </table:table-cell>
          <table:table-cell office:value-type="float" office:value="6.35741037425355" calcext:value-type="float">
            <text:p>6.35741037425355</text:p>
          </table:table-cell>
          <table:table-cell office:value-type="float" office:value="142833200" calcext:value-type="float">
            <text:p>142833200</text:p>
          </table:table-cell>
          <table:table-cell office:value-type="float" office:value="4263570.21755242" calcext:value-type="float">
            <text:p>4263570.21755242</text:p>
          </table:table-cell>
          <table:table-cell office:value-type="float" office:value="4862800" calcext:value-type="float">
            <text:p>4862800</text:p>
          </table:table-cell>
          <table:table-cell office:value-type="float" office:value="139628.077405656" calcext:value-type="float">
            <text:p>139628.077405656</text:p>
          </table:table-cell>
          <table:table-cell table:number-columns-repeated="1015"/>
        </table:table-row>
        <table:table-row table:style-name="ro1">
          <table:table-cell office:value-type="float" office:value="0.034999996" calcext:value-type="float">
            <text:p>0.03499999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4.88" calcext:value-type="float">
            <text:p>964.88</text:p>
          </table:table-cell>
          <table:table-cell office:value-type="float" office:value="7.16658914686757" calcext:value-type="float">
            <text:p>7.16658914686757</text:p>
          </table:table-cell>
          <table:table-cell office:value-type="float" office:value="139321200" calcext:value-type="float">
            <text:p>139321200</text:p>
          </table:table-cell>
          <table:table-cell office:value-type="float" office:value="4265615.7429692" calcext:value-type="float">
            <text:p>4265615.7429692</text:p>
          </table:table-cell>
          <table:table-cell office:value-type="float" office:value="4896400" calcext:value-type="float">
            <text:p>4896400</text:p>
          </table:table-cell>
          <table:table-cell office:value-type="float" office:value="153890.653820605" calcext:value-type="float">
            <text:p>153890.653820605</text:p>
          </table:table-cell>
          <table:table-cell table:number-columns-repeated="1015"/>
        </table:table-row>
        <table:table-row table:style-name="ro1">
          <table:table-cell office:value-type="float" office:value="0.035999995" calcext:value-type="float">
            <text:p>0.03599999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67.92" calcext:value-type="float">
            <text:p>967.92</text:p>
          </table:table-cell>
          <table:table-cell office:value-type="float" office:value="6.06162794415274" calcext:value-type="float">
            <text:p>6.06162794415274</text:p>
          </table:table-cell>
          <table:table-cell office:value-type="float" office:value="136084000" calcext:value-type="float">
            <text:p>136084000</text:p>
          </table:table-cell>
          <table:table-cell office:value-type="float" office:value="4145710.63470024" calcext:value-type="float">
            <text:p>4145710.63470024</text:p>
          </table:table-cell>
          <table:table-cell office:value-type="float" office:value="4960000" calcext:value-type="float">
            <text:p>4960000</text:p>
          </table:table-cell>
          <table:table-cell office:value-type="float" office:value="155857.841210081" calcext:value-type="float">
            <text:p>155857.841210081</text:p>
          </table:table-cell>
          <table:table-cell table:number-columns-repeated="1015"/>
        </table:table-row>
        <table:table-row table:style-name="ro1">
          <table:table-cell office:value-type="float" office:value="0.036999993" calcext:value-type="float">
            <text:p>0.03699999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1.52" calcext:value-type="float">
            <text:p>971.52</text:p>
          </table:table-cell>
          <table:table-cell office:value-type="float" office:value="4.42643573694833" calcext:value-type="float">
            <text:p>4.42643573694833</text:p>
          </table:table-cell>
          <table:table-cell office:value-type="float" office:value="132930000" calcext:value-type="float">
            <text:p>132930000</text:p>
          </table:table-cell>
          <table:table-cell office:value-type="float" office:value="3951822.36442885" calcext:value-type="float">
            <text:p>3951822.36442885</text:p>
          </table:table-cell>
          <table:table-cell office:value-type="float" office:value="4957600" calcext:value-type="float">
            <text:p>4957600</text:p>
          </table:table-cell>
          <table:table-cell office:value-type="float" office:value="176145.772964705" calcext:value-type="float">
            <text:p>176145.772964705</text:p>
          </table:table-cell>
          <table:table-cell table:number-columns-repeated="1015"/>
        </table:table-row>
        <table:table-row table:style-name="ro1">
          <table:table-cell office:value-type="float" office:value="0.03799999" calcext:value-type="float">
            <text:p>0.03799999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2.64" calcext:value-type="float">
            <text:p>972.64</text:p>
          </table:table-cell>
          <table:table-cell office:value-type="float" office:value="3.56931365951495" calcext:value-type="float">
            <text:p>3.56931365951495</text:p>
          </table:table-cell>
          <table:table-cell office:value-type="float" office:value="129843600" calcext:value-type="float">
            <text:p>129843600</text:p>
          </table:table-cell>
          <table:table-cell office:value-type="float" office:value="3784802.81300537" calcext:value-type="float">
            <text:p>3784802.81300537</text:p>
          </table:table-cell>
          <table:table-cell office:value-type="float" office:value="4942000" calcext:value-type="float">
            <text:p>4942000</text:p>
          </table:table-cell>
          <table:table-cell office:value-type="float" office:value="175665.401639974" calcext:value-type="float">
            <text:p>175665.401639974</text:p>
          </table:table-cell>
          <table:table-cell table:number-columns-repeated="1015"/>
        </table:table-row>
        <table:table-row table:style-name="ro1">
          <table:table-cell office:value-type="float" office:value="0.03899999" calcext:value-type="float">
            <text:p>0.03899999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5.88" calcext:value-type="float">
            <text:p>975.88</text:p>
          </table:table-cell>
          <table:table-cell office:value-type="float" office:value="4.35239397726508" calcext:value-type="float">
            <text:p>4.35239397726508</text:p>
          </table:table-cell>
          <table:table-cell office:value-type="float" office:value="126877600" calcext:value-type="float">
            <text:p>126877600</text:p>
          </table:table-cell>
          <table:table-cell office:value-type="float" office:value="3658870.81852676" calcext:value-type="float">
            <text:p>3658870.81852676</text:p>
          </table:table-cell>
          <table:table-cell office:value-type="float" office:value="4954400" calcext:value-type="float">
            <text:p>4954400</text:p>
          </table:table-cell>
          <table:table-cell office:value-type="float" office:value="167059.86950791" calcext:value-type="float">
            <text:p>167059.86950791</text:p>
          </table:table-cell>
          <table:table-cell table:number-columns-repeated="1015"/>
        </table:table-row>
        <table:table-row table:style-name="ro1">
          <table:table-cell office:value-type="float" office:value="0.039999988" calcext:value-type="float">
            <text:p>0.03999998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78.64" calcext:value-type="float">
            <text:p>978.64</text:p>
          </table:table-cell>
          <table:table-cell office:value-type="float" office:value="3.62721196880837" calcext:value-type="float">
            <text:p>3.62721196880837</text:p>
          </table:table-cell>
          <table:table-cell office:value-type="float" office:value="124046400" calcext:value-type="float">
            <text:p>124046400</text:p>
          </table:table-cell>
          <table:table-cell office:value-type="float" office:value="3480229.73379632" calcext:value-type="float">
            <text:p>3480229.73379632</text:p>
          </table:table-cell>
          <table:table-cell office:value-type="float" office:value="4956400" calcext:value-type="float">
            <text:p>4956400</text:p>
          </table:table-cell>
          <table:table-cell office:value-type="float" office:value="136011.028964566" calcext:value-type="float">
            <text:p>136011.028964566</text:p>
          </table:table-cell>
          <table:table-cell table:number-columns-repeated="1015"/>
        </table:table-row>
        <table:table-row table:style-name="ro1">
          <table:table-cell office:value-type="float" office:value="0.040999986" calcext:value-type="float">
            <text:p>0.04099998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0.72" calcext:value-type="float">
            <text:p>980.72</text:p>
          </table:table-cell>
          <table:table-cell office:value-type="float" office:value="3.52987251894456" calcext:value-type="float">
            <text:p>3.52987251894456</text:p>
          </table:table-cell>
          <table:table-cell office:value-type="float" office:value="121436800" calcext:value-type="float">
            <text:p>121436800</text:p>
          </table:table-cell>
          <table:table-cell office:value-type="float" office:value="3475726.20709208" calcext:value-type="float">
            <text:p>3475726.20709208</text:p>
          </table:table-cell>
          <table:table-cell office:value-type="float" office:value="4976400" calcext:value-type="float">
            <text:p>4976400</text:p>
          </table:table-cell>
          <table:table-cell office:value-type="float" office:value="152585.495160364" calcext:value-type="float">
            <text:p>152585.495160364</text:p>
          </table:table-cell>
          <table:table-cell table:number-columns-repeated="1015"/>
        </table:table-row>
        <table:table-row table:style-name="ro1">
          <table:table-cell office:value-type="float" office:value="0.041999985" calcext:value-type="float">
            <text:p>0.04199998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2.32" calcext:value-type="float">
            <text:p>982.32</text:p>
          </table:table-cell>
          <table:table-cell office:value-type="float" office:value="3.50856095856977" calcext:value-type="float">
            <text:p>3.50856095856977</text:p>
          </table:table-cell>
          <table:table-cell office:value-type="float" office:value="118940400" calcext:value-type="float">
            <text:p>118940400</text:p>
          </table:table-cell>
          <table:table-cell office:value-type="float" office:value="3358317.38623178" calcext:value-type="float">
            <text:p>3358317.38623178</text:p>
          </table:table-cell>
          <table:table-cell office:value-type="float" office:value="5048400" calcext:value-type="float">
            <text:p>5048400</text:p>
          </table:table-cell>
          <table:table-cell office:value-type="float" office:value="160848.790276251" calcext:value-type="float">
            <text:p>160848.790276251</text:p>
          </table:table-cell>
          <table:table-cell table:number-columns-repeated="1015"/>
        </table:table-row>
        <table:table-row table:style-name="ro1">
          <table:table-cell office:value-type="float" office:value="0.042999983" calcext:value-type="float">
            <text:p>0.04299998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2.76" calcext:value-type="float">
            <text:p>982.76</text:p>
          </table:table-cell>
          <table:table-cell office:value-type="float" office:value="3.38230690505755" calcext:value-type="float">
            <text:p>3.38230690505755</text:p>
          </table:table-cell>
          <table:table-cell office:value-type="float" office:value="116522800" calcext:value-type="float">
            <text:p>116522800</text:p>
          </table:table-cell>
          <table:table-cell office:value-type="float" office:value="3305139.33140496" calcext:value-type="float">
            <text:p>3305139.33140496</text:p>
          </table:table-cell>
          <table:table-cell office:value-type="float" office:value="4985200" calcext:value-type="float">
            <text:p>4985200</text:p>
          </table:table-cell>
          <table:table-cell office:value-type="float" office:value="210220.519138039" calcext:value-type="float">
            <text:p>210220.519138039</text:p>
          </table:table-cell>
          <table:table-cell table:number-columns-repeated="1015"/>
        </table:table-row>
        <table:table-row table:style-name="ro1">
          <table:table-cell office:value-type="float" office:value="0.04399998" calcext:value-type="float">
            <text:p>0.043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3.84" calcext:value-type="float">
            <text:p>983.84</text:p>
          </table:table-cell>
          <table:table-cell office:value-type="float" office:value="3.72692903071685" calcext:value-type="float">
            <text:p>3.72692903071685</text:p>
          </table:table-cell>
          <table:table-cell office:value-type="float" office:value="114145600" calcext:value-type="float">
            <text:p>114145600</text:p>
          </table:table-cell>
          <table:table-cell office:value-type="float" office:value="3309233.39561698" calcext:value-type="float">
            <text:p>3309233.39561698</text:p>
          </table:table-cell>
          <table:table-cell office:value-type="float" office:value="5036000" calcext:value-type="float">
            <text:p>5036000</text:p>
          </table:table-cell>
          <table:table-cell office:value-type="float" office:value="175973.482850873" calcext:value-type="float">
            <text:p>175973.482850873</text:p>
          </table:table-cell>
          <table:table-cell table:number-columns-repeated="1015"/>
        </table:table-row>
        <table:table-row table:style-name="ro1">
          <table:table-cell office:value-type="float" office:value="0.04499998" calcext:value-type="float">
            <text:p>0.0449999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5.92" calcext:value-type="float">
            <text:p>985.92</text:p>
          </table:table-cell>
          <table:table-cell office:value-type="float" office:value="3.93615717843347" calcext:value-type="float">
            <text:p>3.93615717843347</text:p>
          </table:table-cell>
          <table:table-cell office:value-type="float" office:value="111713600" calcext:value-type="float">
            <text:p>111713600</text:p>
          </table:table-cell>
          <table:table-cell office:value-type="float" office:value="3191578.60626994" calcext:value-type="float">
            <text:p>3191578.60626994</text:p>
          </table:table-cell>
          <table:table-cell office:value-type="float" office:value="5018400" calcext:value-type="float">
            <text:p>5018400</text:p>
          </table:table-cell>
          <table:table-cell office:value-type="float" office:value="175420.447306844" calcext:value-type="float">
            <text:p>175420.447306844</text:p>
          </table:table-cell>
          <table:table-cell table:number-columns-repeated="1015"/>
        </table:table-row>
        <table:table-row table:style-name="ro1">
          <table:table-cell office:value-type="float" office:value="0.045999978" calcext:value-type="float">
            <text:p>0.04599997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7.32" calcext:value-type="float">
            <text:p>987.32</text:p>
          </table:table-cell>
          <table:table-cell office:value-type="float" office:value="3.44867124170068" calcext:value-type="float">
            <text:p>3.44867124170068</text:p>
          </table:table-cell>
          <table:table-cell office:value-type="float" office:value="109350400" calcext:value-type="float">
            <text:p>109350400</text:p>
          </table:table-cell>
          <table:table-cell office:value-type="float" office:value="3056067.02587929" calcext:value-type="float">
            <text:p>3056067.02587929</text:p>
          </table:table-cell>
          <table:table-cell office:value-type="float" office:value="5013200" calcext:value-type="float">
            <text:p>5013200</text:p>
          </table:table-cell>
          <table:table-cell office:value-type="float" office:value="158921.364202551" calcext:value-type="float">
            <text:p>158921.364202551</text:p>
          </table:table-cell>
          <table:table-cell table:number-columns-repeated="1015"/>
        </table:table-row>
        <table:table-row table:style-name="ro1">
          <table:table-cell office:value-type="float" office:value="0.046999976" calcext:value-type="float">
            <text:p>0.04699997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8.28" calcext:value-type="float">
            <text:p>988.28</text:p>
          </table:table-cell>
          <table:table-cell office:value-type="float" office:value="3.10268700752536" calcext:value-type="float">
            <text:p>3.10268700752536</text:p>
          </table:table-cell>
          <table:table-cell office:value-type="float" office:value="107177600" calcext:value-type="float">
            <text:p>107177600</text:p>
          </table:table-cell>
          <table:table-cell office:value-type="float" office:value="2939062.03858759" calcext:value-type="float">
            <text:p>2939062.03858759</text:p>
          </table:table-cell>
          <table:table-cell office:value-type="float" office:value="5063600" calcext:value-type="float">
            <text:p>5063600</text:p>
          </table:table-cell>
          <table:table-cell office:value-type="float" office:value="153185.073250192" calcext:value-type="float">
            <text:p>153185.073250192</text:p>
          </table:table-cell>
          <table:table-cell table:number-columns-repeated="1015"/>
        </table:table-row>
        <table:table-row table:style-name="ro1">
          <table:table-cell office:value-type="float" office:value="0.047999974" calcext:value-type="float">
            <text:p>0.04799997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9.48" calcext:value-type="float">
            <text:p>989.48</text:p>
          </table:table-cell>
          <table:table-cell office:value-type="float" office:value="2.78567765543682" calcext:value-type="float">
            <text:p>2.78567765543682</text:p>
          </table:table-cell>
          <table:table-cell office:value-type="float" office:value="105086800" calcext:value-type="float">
            <text:p>105086800</text:p>
          </table:table-cell>
          <table:table-cell office:value-type="float" office:value="2687033.24628979" calcext:value-type="float">
            <text:p>2687033.24628979</text:p>
          </table:table-cell>
          <table:table-cell office:value-type="float" office:value="5047200" calcext:value-type="float">
            <text:p>5047200</text:p>
          </table:table-cell>
          <table:table-cell office:value-type="float" office:value="107297.095331918" calcext:value-type="float">
            <text:p>107297.095331918</text:p>
          </table:table-cell>
          <table:table-cell table:number-columns-repeated="1015"/>
        </table:table-row>
        <table:table-row table:style-name="ro1">
          <table:table-cell office:value-type="float" office:value="0.048999973" calcext:value-type="float">
            <text:p>0.048999973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89.92" calcext:value-type="float">
            <text:p>989.92</text:p>
          </table:table-cell>
          <table:table-cell office:value-type="float" office:value="3.06757233003559" calcext:value-type="float">
            <text:p>3.06757233003559</text:p>
          </table:table-cell>
          <table:table-cell office:value-type="float" office:value="103061200" calcext:value-type="float">
            <text:p>103061200</text:p>
          </table:table-cell>
          <table:table-cell office:value-type="float" office:value="2617311.47044698" calcext:value-type="float">
            <text:p>2617311.47044698</text:p>
          </table:table-cell>
          <table:table-cell office:value-type="float" office:value="5021200" calcext:value-type="float">
            <text:p>5021200</text:p>
          </table:table-cell>
          <table:table-cell office:value-type="float" office:value="184330.319444921" calcext:value-type="float">
            <text:p>184330.319444921</text:p>
          </table:table-cell>
          <table:table-cell table:number-columns-repeated="1015"/>
        </table:table-row>
        <table:table-row table:style-name="ro1">
          <table:table-cell office:value-type="float" office:value="0.04999997" calcext:value-type="float">
            <text:p>0.0499999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1.2" calcext:value-type="float">
            <text:p>991.2</text:p>
          </table:table-cell>
          <table:table-cell office:value-type="float" office:value="3.34165627596057" calcext:value-type="float">
            <text:p>3.34165627596057</text:p>
          </table:table-cell>
          <table:table-cell office:value-type="float" office:value="101171200" calcext:value-type="float">
            <text:p>101171200</text:p>
          </table:table-cell>
          <table:table-cell office:value-type="float" office:value="2665933.73260977" calcext:value-type="float">
            <text:p>2665933.73260977</text:p>
          </table:table-cell>
          <table:table-cell office:value-type="float" office:value="5017200" calcext:value-type="float">
            <text:p>5017200</text:p>
          </table:table-cell>
          <table:table-cell office:value-type="float" office:value="207956.72626775" calcext:value-type="float">
            <text:p>207956.72626775</text:p>
          </table:table-cell>
          <table:table-cell table:number-columns-repeated="1015"/>
        </table:table-row>
        <table:table-row table:style-name="ro1">
          <table:table-cell office:value-type="float" office:value="0.05099997" calcext:value-type="float">
            <text:p>0.0509999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2.04" calcext:value-type="float">
            <text:p>992.04</text:p>
          </table:table-cell>
          <table:table-cell office:value-type="float" office:value="2.79105714739057" calcext:value-type="float">
            <text:p>2.79105714739057</text:p>
          </table:table-cell>
          <table:table-cell office:value-type="float" office:value="99213600" calcext:value-type="float">
            <text:p>99213600</text:p>
          </table:table-cell>
          <table:table-cell office:value-type="float" office:value="2617167.48922698" calcext:value-type="float">
            <text:p>2617167.48922698</text:p>
          </table:table-cell>
          <table:table-cell office:value-type="float" office:value="5036400" calcext:value-type="float">
            <text:p>5036400</text:p>
          </table:table-cell>
          <table:table-cell office:value-type="float" office:value="146824.157866931" calcext:value-type="float">
            <text:p>146824.157866931</text:p>
          </table:table-cell>
          <table:table-cell table:number-columns-repeated="1015"/>
        </table:table-row>
        <table:table-row table:style-name="ro1">
          <table:table-cell office:value-type="float" office:value="0.051999968" calcext:value-type="float">
            <text:p>0.051999968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2.76" calcext:value-type="float">
            <text:p>992.76</text:p>
          </table:table-cell>
          <table:table-cell office:value-type="float" office:value="3.17909840468436" calcext:value-type="float">
            <text:p>3.17909840468436</text:p>
          </table:table-cell>
          <table:table-cell office:value-type="float" office:value="97661600" calcext:value-type="float">
            <text:p>97661600</text:p>
          </table:table-cell>
          <table:table-cell office:value-type="float" office:value="2706171.46537318" calcext:value-type="float">
            <text:p>2706171.46537318</text:p>
          </table:table-cell>
          <table:table-cell office:value-type="float" office:value="5043200" calcext:value-type="float">
            <text:p>5043200</text:p>
          </table:table-cell>
          <table:table-cell office:value-type="float" office:value="142616.034629116" calcext:value-type="float">
            <text:p>142616.034629116</text:p>
          </table:table-cell>
          <table:table-cell table:number-columns-repeated="1015"/>
        </table:table-row>
        <table:table-row table:style-name="ro1">
          <table:table-cell office:value-type="float" office:value="0.052999966" calcext:value-type="float">
            <text:p>0.05299996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3.48" calcext:value-type="float">
            <text:p>993.48</text:p>
          </table:table-cell>
          <table:table-cell office:value-type="float" office:value="2.43447461820136" calcext:value-type="float">
            <text:p>2.43447461820136</text:p>
          </table:table-cell>
          <table:table-cell office:value-type="float" office:value="95969200" calcext:value-type="float">
            <text:p>95969200</text:p>
          </table:table-cell>
          <table:table-cell office:value-type="float" office:value="2793120.89486534" calcext:value-type="float">
            <text:p>2793120.89486534</text:p>
          </table:table-cell>
          <table:table-cell office:value-type="float" office:value="5058400" calcext:value-type="float">
            <text:p>5058400</text:p>
          </table:table-cell>
          <table:table-cell office:value-type="float" office:value="167099.770596292" calcext:value-type="float">
            <text:p>167099.770596292</text:p>
          </table:table-cell>
          <table:table-cell table:number-columns-repeated="1015"/>
        </table:table-row>
        <table:table-row table:style-name="ro1">
          <table:table-cell office:value-type="float" office:value="0.053999964" calcext:value-type="float">
            <text:p>0.053999964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3.56" calcext:value-type="float">
            <text:p>993.56</text:p>
          </table:table-cell>
          <table:table-cell office:value-type="float" office:value="2.2" calcext:value-type="float">
            <text:p>2.2</text:p>
          </table:table-cell>
          <table:table-cell office:value-type="float" office:value="94350400" calcext:value-type="float">
            <text:p>94350400</text:p>
          </table:table-cell>
          <table:table-cell office:value-type="float" office:value="2791477.32691252" calcext:value-type="float">
            <text:p>2791477.32691252</text:p>
          </table:table-cell>
          <table:table-cell office:value-type="float" office:value="5086800" calcext:value-type="float">
            <text:p>5086800</text:p>
          </table:table-cell>
          <table:table-cell office:value-type="float" office:value="145479.666391332" calcext:value-type="float">
            <text:p>145479.666391332</text:p>
          </table:table-cell>
          <table:table-cell table:number-columns-repeated="1015"/>
        </table:table-row>
        <table:table-row table:style-name="ro1">
          <table:table-cell office:value-type="float" office:value="0.054999962" calcext:value-type="float">
            <text:p>0.054999962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4.24" calcext:value-type="float">
            <text:p>994.24</text:p>
          </table:table-cell>
          <table:table-cell office:value-type="float" office:value="2.68141753555838" calcext:value-type="float">
            <text:p>2.68141753555838</text:p>
          </table:table-cell>
          <table:table-cell office:value-type="float" office:value="92674400" calcext:value-type="float">
            <text:p>92674400</text:p>
          </table:table-cell>
          <table:table-cell office:value-type="float" office:value="2695078.97225047" calcext:value-type="float">
            <text:p>2695078.97225047</text:p>
          </table:table-cell>
          <table:table-cell office:value-type="float" office:value="5072800" calcext:value-type="float">
            <text:p>5072800</text:p>
          </table:table-cell>
          <table:table-cell office:value-type="float" office:value="144899.96549344" calcext:value-type="float">
            <text:p>144899.96549344</text:p>
          </table:table-cell>
          <table:table-cell table:number-columns-repeated="1015"/>
        </table:table-row>
        <table:table-row table:style-name="ro1">
          <table:table-cell office:value-type="float" office:value="0.05599996" calcext:value-type="float">
            <text:p>0.05599996</text:p>
          </table:table-cell>
          <table:table-cell office:value-type="float" office:value="34531.2" calcext:value-type="float">
            <text:p>34531.2</text:p>
          </table:table-cell>
          <table:table-cell office:value-type="float" office:value="144" calcext:value-type="float">
            <text:p>144</text:p>
          </table:table-cell>
          <table:table-cell office:value-type="float" office:value="994.48" calcext:value-type="float">
            <text:p>994.48</text:p>
          </table:table-cell>
          <table:table-cell office:value-type="float" office:value="2.12367605815953" calcext:value-type="float">
            <text:p>2.12367605815953</text:p>
          </table:table-cell>
          <table:table-cell office:value-type="float" office:value="91146800" calcext:value-type="float">
            <text:p>91146800</text:p>
          </table:table-cell>
          <table:table-cell office:value-type="float" office:value="2619617.84744773" calcext:value-type="float">
            <text:p>2619617.84744773</text:p>
          </table:table-cell>
          <table:table-cell office:value-type="float" office:value="5071600" calcext:value-type="float">
            <text:p>5071600</text:p>
          </table:table-cell>
          <table:table-cell office:value-type="float" office:value="143923.590839028" calcext:value-type="float">
            <text:p>143923.590839028</text:p>
          </table:table-cell>
          <table:table-cell table:number-columns-repeated="1015"/>
        </table:table-row>
        <table:table-row table:style-name="ro1">
          <table:table-cell office:value-type="float" office:value="0.05699996" calcext:value-type="float">
            <text:p>0.0569999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4.92" calcext:value-type="float">
            <text:p>994.92</text:p>
          </table:table-cell>
          <table:table-cell office:value-type="float" office:value="2.19696760710454" calcext:value-type="float">
            <text:p>2.19696760710454</text:p>
          </table:table-cell>
          <table:table-cell office:value-type="float" office:value="89650800" calcext:value-type="float">
            <text:p>89650800</text:p>
          </table:table-cell>
          <table:table-cell office:value-type="float" office:value="2512425.65395808" calcext:value-type="float">
            <text:p>2512425.65395808</text:p>
          </table:table-cell>
          <table:table-cell office:value-type="float" office:value="5093200" calcext:value-type="float">
            <text:p>5093200</text:p>
          </table:table-cell>
          <table:table-cell office:value-type="float" office:value="133157.801123329" calcext:value-type="float">
            <text:p>133157.801123329</text:p>
          </table:table-cell>
          <table:table-cell table:number-columns-repeated="1015"/>
        </table:table-row>
        <table:table-row table:style-name="ro1">
          <table:table-cell office:value-type="float" office:value="0.057999957" calcext:value-type="float">
            <text:p>0.057999957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.91485421551268" calcext:value-type="float">
            <text:p>1.91485421551268</text:p>
          </table:table-cell>
          <table:table-cell office:value-type="float" office:value="88137200" calcext:value-type="float">
            <text:p>88137200</text:p>
          </table:table-cell>
          <table:table-cell office:value-type="float" office:value="2604935.25191446" calcext:value-type="float">
            <text:p>2604935.25191446</text:p>
          </table:table-cell>
          <table:table-cell office:value-type="float" office:value="5118800" calcext:value-type="float">
            <text:p>5118800</text:p>
          </table:table-cell>
          <table:table-cell office:value-type="float" office:value="160735.808082704" calcext:value-type="float">
            <text:p>160735.808082704</text:p>
          </table:table-cell>
          <table:table-cell table:number-columns-repeated="1015"/>
        </table:table-row>
        <table:table-row table:style-name="ro1">
          <table:table-cell office:value-type="float" office:value="0.058999956" calcext:value-type="float">
            <text:p>0.058999956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5.76" calcext:value-type="float">
            <text:p>995.76</text:p>
          </table:table-cell>
          <table:table-cell office:value-type="float" office:value="2.48797106092495" calcext:value-type="float">
            <text:p>2.48797106092495</text:p>
          </table:table-cell>
          <table:table-cell office:value-type="float" office:value="86864800" calcext:value-type="float">
            <text:p>86864800</text:p>
          </table:table-cell>
          <table:table-cell office:value-type="float" office:value="2558811.76851027" calcext:value-type="float">
            <text:p>2558811.76851027</text:p>
          </table:table-cell>
          <table:table-cell office:value-type="float" office:value="5132400" calcext:value-type="float">
            <text:p>5132400</text:p>
          </table:table-cell>
          <table:table-cell office:value-type="float" office:value="139381.969183009" calcext:value-type="float">
            <text:p>139381.969183009</text:p>
          </table:table-cell>
          <table:table-cell table:number-columns-repeated="1015"/>
        </table:table-row>
        <table:table-row table:style-name="ro1">
          <table:table-cell office:value-type="float" office:value="0.059999954" calcext:value-type="float">
            <text:p>0.059999954</text:p>
          </table:table-cell>
          <table:table-cell office:value-type="float" office:value="34531.2" calcext:value-type="float">
            <text:p>34531.2</text:p>
          </table:table-cell>
          <table:table-cell office:value-type="float" office:value="144" calcext:value-type="float">
            <text:p>144</text:p>
          </table:table-cell>
          <table:table-cell office:value-type="float" office:value="996.32" calcext:value-type="float">
            <text:p>996.32</text:p>
          </table:table-cell>
          <table:table-cell office:value-type="float" office:value="1.93045763140937" calcext:value-type="float">
            <text:p>1.93045763140937</text:p>
          </table:table-cell>
          <table:table-cell office:value-type="float" office:value="85526400" calcext:value-type="float">
            <text:p>85526400</text:p>
          </table:table-cell>
          <table:table-cell office:value-type="float" office:value="2431480.82451826" calcext:value-type="float">
            <text:p>2431480.82451826</text:p>
          </table:table-cell>
          <table:table-cell office:value-type="float" office:value="5112800" calcext:value-type="float">
            <text:p>5112800</text:p>
          </table:table-cell>
          <table:table-cell office:value-type="float" office:value="112861.271774983" calcext:value-type="float">
            <text:p>112861.271774983</text:p>
          </table:table-cell>
          <table:table-cell table:number-columns-repeated="1015"/>
        </table:table-row>
        <table:table-row table:style-name="ro1">
          <table:table-cell office:value-type="float" office:value="0.060999952" calcext:value-type="float">
            <text:p>0.060999952</text:p>
          </table:table-cell>
          <table:table-cell office:value-type="float" office:value="34473.6" calcext:value-type="float">
            <text:p>34473.6</text:p>
          </table:table-cell>
          <table:table-cell office:value-type="float" office:value="316.58174299855" calcext:value-type="float">
            <text:p>316.58174299855</text:p>
          </table:table-cell>
          <table:table-cell office:value-type="float" office:value="996.8" calcext:value-type="float">
            <text:p>996.8</text:p>
          </table:table-cell>
          <table:table-cell office:value-type="float" office:value="1.82574185835055" calcext:value-type="float">
            <text:p>1.82574185835055</text:p>
          </table:table-cell>
          <table:table-cell office:value-type="float" office:value="84201200" calcext:value-type="float">
            <text:p>84201200</text:p>
          </table:table-cell>
          <table:table-cell office:value-type="float" office:value="2383903.17197099" calcext:value-type="float">
            <text:p>2383903.17197099</text:p>
          </table:table-cell>
          <table:table-cell office:value-type="float" office:value="5124400" calcext:value-type="float">
            <text:p>5124400</text:p>
          </table:table-cell>
          <table:table-cell office:value-type="float" office:value="123088.044369332" calcext:value-type="float">
            <text:p>123088.044369332</text:p>
          </table:table-cell>
          <table:table-cell table:number-columns-repeated="1015"/>
        </table:table-row>
        <table:table-row table:style-name="ro1">
          <table:table-cell office:value-type="float" office:value="0.06199995" calcext:value-type="float">
            <text:p>0.0619999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6.88" calcext:value-type="float">
            <text:p>996.88</text:p>
          </table:table-cell>
          <table:table-cell office:value-type="float" office:value="1.56311654502578" calcext:value-type="float">
            <text:p>1.56311654502578</text:p>
          </table:table-cell>
          <table:table-cell office:value-type="float" office:value="82856800" calcext:value-type="float">
            <text:p>82856800</text:p>
          </table:table-cell>
          <table:table-cell office:value-type="float" office:value="2327723.70926334" calcext:value-type="float">
            <text:p>2327723.70926334</text:p>
          </table:table-cell>
          <table:table-cell office:value-type="float" office:value="5153200" calcext:value-type="float">
            <text:p>5153200</text:p>
          </table:table-cell>
          <table:table-cell office:value-type="float" office:value="111195.023869476" calcext:value-type="float">
            <text:p>111195.023869476</text:p>
          </table:table-cell>
          <table:table-cell table:number-columns-repeated="1015"/>
        </table:table-row>
        <table:table-row table:style-name="ro1">
          <table:table-cell office:value-type="float" office:value="0.06299995" calcext:value-type="float">
            <text:p>0.06299995</text:p>
          </table:table-cell>
          <table:table-cell office:value-type="float" office:value="34560" calcext:value-type="float">
            <text:p>34560</text:p>
          </table:table-cell>
          <table:table-cell office:value-type="float" office:value="0" calcext:value-type="float">
            <text:p>0</text:p>
          </table:table-cell>
          <table:table-cell office:value-type="float" office:value="997.32" calcext:value-type="float">
            <text:p>997.32</text:p>
          </table:table-cell>
          <table:table-cell office:value-type="float" office:value="1.34536240470737" calcext:value-type="float">
            <text:p>1.34536240470737</text:p>
          </table:table-cell>
          <table:table-cell office:value-type="float" office:value="81593200" calcext:value-type="float">
            <text:p>81593200</text:p>
          </table:table-cell>
          <table:table-cell office:value-type="float" office:value="2314837.50329622" calcext:value-type="float">
            <text:p>2314837.50329622</text:p>
          </table:table-cell>
          <table:table-cell office:value-type="float" office:value="5160400" calcext:value-type="float">
            <text:p>5160400</text:p>
          </table:table-cell>
          <table:table-cell office:value-type="float" office:value="92081.4856526544" calcext:value-type="float">
            <text:p>92081.4856526544</text:p>
          </table:table-cell>
          <table:table-cell table:number-columns-repeated="1015"/>
        </table:table-row>
        <table:table-row table:style-name="ro1">
          <table:table-cell office:value-type="float" office:value="0.06399995" calcext:value-type="float">
            <text:p>0.06399995</text:p>
          </table:table-cell>
          <table:table-cell office:value-type="float" office:value="34387.2" calcext:value-type="float">
            <text:p>34387.2</text:p>
          </table:table-cell>
          <table:table-cell office:value-type="float" office:value="864" calcext:value-type="float">
            <text:p>864</text:p>
          </table:table-cell>
          <table:table-cell office:value-type="float" office:value="997.12" calcext:value-type="float">
            <text:p>997.12</text:p>
          </table:table-cell>
          <table:table-cell office:value-type="float" office:value="1.58954920234218" calcext:value-type="float">
            <text:p>1.58954920234218</text:p>
          </table:table-cell>
          <table:table-cell office:value-type="float" office:value="80498000" calcext:value-type="float">
            <text:p>80498000</text:p>
          </table:table-cell>
          <table:table-cell office:value-type="float" office:value="2494109.72760489" calcext:value-type="float">
            <text:p>2494109.72760489</text:p>
          </table:table-cell>
          <table:table-cell office:value-type="float" office:value="5114400" calcext:value-type="float">
            <text:p>5114400</text:p>
          </table:table-cell>
          <table:table-cell office:value-type="float" office:value="159349.720217305" calcext:value-type="float">
            <text:p>159349.720217305</text:p>
          </table:table-cell>
          <table:table-cell table:number-columns-repeated="1015"/>
        </table:table-row>
        <table:table-row table:style-name="ro1">
          <table:table-cell office:value-type="float" office:value="0.06499995" calcext:value-type="float">
            <text:p>0.06499995</text:p>
          </table:table-cell>
          <table:table-cell office:value-type="float" office:value="34416" calcext:value-type="float">
            <text:p>34416</text:p>
          </table:table-cell>
          <table:table-cell office:value-type="float" office:value="415.692193816531" calcext:value-type="float">
            <text:p>415.692193816531</text:p>
          </table:table-cell>
          <table:table-cell office:value-type="float" office:value="997.76" calcext:value-type="float">
            <text:p>997.76</text:p>
          </table:table-cell>
          <table:table-cell office:value-type="float" office:value="1.2675435561221" calcext:value-type="float">
            <text:p>1.2675435561221</text:p>
          </table:table-cell>
          <table:table-cell office:value-type="float" office:value="79265200" calcext:value-type="float">
            <text:p>79265200</text:p>
          </table:table-cell>
          <table:table-cell office:value-type="float" office:value="2500041.86631611" calcext:value-type="float">
            <text:p>2500041.86631611</text:p>
          </table:table-cell>
          <table:table-cell office:value-type="float" office:value="5109600" calcext:value-type="float">
            <text:p>5109600</text:p>
          </table:table-cell>
          <table:table-cell office:value-type="float" office:value="170305.607658703" calcext:value-type="float">
            <text:p>170305.607658703</text:p>
          </table:table-cell>
          <table:table-cell table:number-columns-repeated="1015"/>
        </table:table-row>
        <table:table-row table:style-name="ro1">
          <table:table-cell office:value-type="float" office:value="0.065999955" calcext:value-type="float">
            <text:p>0.065999955</text:p>
          </table:table-cell>
          <table:table-cell office:value-type="float" office:value="34387.2" calcext:value-type="float">
            <text:p>34387.2</text:p>
          </table:table-cell>
          <table:table-cell office:value-type="float" office:value="598.076918130101" calcext:value-type="float">
            <text:p>598.076918130101</text:p>
          </table:table-cell>
          <table:table-cell office:value-type="float" office:value="998.08" calcext:value-type="float">
            <text:p>998.08</text:p>
          </table:table-cell>
          <table:table-cell office:value-type="float" office:value="1.60519988371127" calcext:value-type="float">
            <text:p>1.60519988371127</text:p>
          </table:table-cell>
          <table:table-cell office:value-type="float" office:value="78106000" calcext:value-type="float">
            <text:p>78106000</text:p>
          </table:table-cell>
          <table:table-cell office:value-type="float" office:value="2350179.07119153" calcext:value-type="float">
            <text:p>2350179.07119153</text:p>
          </table:table-cell>
          <table:table-cell office:value-type="float" office:value="5106800" calcext:value-type="float">
            <text:p>5106800</text:p>
          </table:table-cell>
          <table:table-cell office:value-type="float" office:value="147978.602056739" calcext:value-type="float">
            <text:p>147978.602056739</text:p>
          </table:table-cell>
          <table:table-cell table:number-columns-repeated="1015"/>
        </table:table-row>
        <table:table-row table:style-name="ro1">
          <table:table-cell office:value-type="float" office:value="0.06699996" calcext:value-type="float">
            <text:p>0.06699996</text:p>
          </table:table-cell>
          <table:table-cell office:value-type="float" office:value="34272" calcext:value-type="float">
            <text:p>34272</text:p>
          </table:table-cell>
          <table:table-cell office:value-type="float" office:value="856.971411425142" calcext:value-type="float">
            <text:p>856.971411425142</text:p>
          </table:table-cell>
          <table:table-cell office:value-type="float" office:value="998.32" calcext:value-type="float">
            <text:p>998.32</text:p>
          </table:table-cell>
          <table:table-cell office:value-type="float" office:value="1.21518174223721" calcext:value-type="float">
            <text:p>1.21518174223721</text:p>
          </table:table-cell>
          <table:table-cell office:value-type="float" office:value="76998000" calcext:value-type="float">
            <text:p>76998000</text:p>
          </table:table-cell>
          <table:table-cell office:value-type="float" office:value="2448669.70686807" calcext:value-type="float">
            <text:p>2448669.70686807</text:p>
          </table:table-cell>
          <table:table-cell office:value-type="float" office:value="5142800" calcext:value-type="float">
            <text:p>5142800</text:p>
          </table:table-cell>
          <table:table-cell office:value-type="float" office:value="132303.942999947" calcext:value-type="float">
            <text:p>132303.942999947</text:p>
          </table:table-cell>
          <table:table-cell table:number-columns-repeated="1015"/>
        </table:table-row>
        <table:table-row table:style-name="ro1">
          <table:table-cell office:value-type="float" office:value="0.06799996" calcext:value-type="float">
            <text:p>0.06799996</text:p>
          </table:table-cell>
          <table:table-cell office:value-type="float" office:value="34444.8" calcext:value-type="float">
            <text:p>34444.8</text:p>
          </table:table-cell>
          <table:table-cell office:value-type="float" office:value="269.399331847724" calcext:value-type="float">
            <text:p>269.399331847724</text:p>
          </table:table-cell>
          <table:table-cell office:value-type="float" office:value="997.92" calcext:value-type="float">
            <text:p>997.92</text:p>
          </table:table-cell>
          <table:table-cell office:value-type="float" office:value="1.49777612924406" calcext:value-type="float">
            <text:p>1.49777612924406</text:p>
          </table:table-cell>
          <table:table-cell office:value-type="float" office:value="75894000" calcext:value-type="float">
            <text:p>75894000</text:p>
          </table:table-cell>
          <table:table-cell office:value-type="float" office:value="2363436.763134" calcext:value-type="float">
            <text:p>2363436.763134</text:p>
          </table:table-cell>
          <table:table-cell office:value-type="float" office:value="5139200" calcext:value-type="float">
            <text:p>5139200</text:p>
          </table:table-cell>
          <table:table-cell office:value-type="float" office:value="139101.881127946" calcext:value-type="float">
            <text:p>139101.881127946</text:p>
          </table:table-cell>
          <table:table-cell table:number-columns-repeated="1015"/>
        </table:table-row>
        <table:table-row table:style-name="ro1">
          <table:table-cell office:value-type="float" office:value="0.06899996" calcext:value-type="float">
            <text:p>0.06899996</text:p>
          </table:table-cell>
          <table:table-cell office:value-type="float" office:value="34012.8" calcext:value-type="float">
            <text:p>34012.8</text:p>
          </table:table-cell>
          <table:table-cell office:value-type="float" office:value="1180.88780161368" calcext:value-type="float">
            <text:p>1180.88780161368</text:p>
          </table:table-cell>
          <table:table-cell office:value-type="float" office:value="998.36" calcext:value-type="float">
            <text:p>998.36</text:p>
          </table:table-cell>
          <table:table-cell office:value-type="float" office:value="1.57797338380595" calcext:value-type="float">
            <text:p>1.57797338380595</text:p>
          </table:table-cell>
          <table:table-cell office:value-type="float" office:value="74746800" calcext:value-type="float">
            <text:p>74746800</text:p>
          </table:table-cell>
          <table:table-cell office:value-type="float" office:value="2170993.85842828" calcext:value-type="float">
            <text:p>2170993.85842828</text:p>
          </table:table-cell>
          <table:table-cell office:value-type="float" office:value="5173200" calcext:value-type="float">
            <text:p>5173200</text:p>
          </table:table-cell>
          <table:table-cell office:value-type="float" office:value="192369.436241831" calcext:value-type="float">
            <text:p>192369.436241831</text:p>
          </table:table-cell>
          <table:table-cell table:number-columns-repeated="1015"/>
        </table:table-row>
        <table:table-row table:style-name="ro1">
          <table:table-cell office:value-type="float" office:value="0.06999996" calcext:value-type="float">
            <text:p>0.06999996</text:p>
          </table:table-cell>
          <table:table-cell office:value-type="float" office:value="34099.2" calcext:value-type="float">
            <text:p>34099.2</text:p>
          </table:table-cell>
          <table:table-cell office:value-type="float" office:value="903.114610666885" calcext:value-type="float">
            <text:p>903.114610666885</text:p>
          </table:table-cell>
          <table:table-cell office:value-type="float" office:value="998.56" calcext:value-type="float">
            <text:p>998.56</text:p>
          </table:table-cell>
          <table:table-cell office:value-type="float" office:value="1.19303534454489" calcext:value-type="float">
            <text:p>1.19303534454489</text:p>
          </table:table-cell>
          <table:table-cell office:value-type="float" office:value="73778800" calcext:value-type="float">
            <text:p>73778800</text:p>
          </table:table-cell>
          <table:table-cell office:value-type="float" office:value="2056166.17356996" calcext:value-type="float">
            <text:p>2056166.17356996</text:p>
          </table:table-cell>
          <table:table-cell office:value-type="float" office:value="5155600" calcext:value-type="float">
            <text:p>5155600</text:p>
          </table:table-cell>
          <table:table-cell office:value-type="float" office:value="158668.417357288" calcext:value-type="float">
            <text:p>158668.417357288</text:p>
          </table:table-cell>
          <table:table-cell table:number-columns-repeated="1015"/>
        </table:table-row>
        <table:table-row table:style-name="ro1">
          <table:table-cell office:value-type="float" office:value="0.070999965" calcext:value-type="float">
            <text:p>0.070999965</text:p>
          </table:table-cell>
          <table:table-cell office:value-type="float" office:value="34156.8" calcext:value-type="float">
            <text:p>34156.8</text:p>
          </table:table-cell>
          <table:table-cell office:value-type="float" office:value="1081.5988165674" calcext:value-type="float">
            <text:p>1081.5988165674</text:p>
          </table:table-cell>
          <table:table-cell office:value-type="float" office:value="998.76" calcext:value-type="float">
            <text:p>998.76</text:p>
          </table:table-cell>
          <table:table-cell office:value-type="float" office:value="1.01159939369957" calcext:value-type="float">
            <text:p>1.01159939369957</text:p>
          </table:table-cell>
          <table:table-cell office:value-type="float" office:value="72822000" calcext:value-type="float">
            <text:p>72822000</text:p>
          </table:table-cell>
          <table:table-cell office:value-type="float" office:value="2188342.21881923" calcext:value-type="float">
            <text:p>2188342.21881923</text:p>
          </table:table-cell>
          <table:table-cell office:value-type="float" office:value="5170400" calcext:value-type="float">
            <text:p>5170400</text:p>
          </table:table-cell>
          <table:table-cell office:value-type="float" office:value="163388.086060969" calcext:value-type="float">
            <text:p>163388.086060969</text:p>
          </table:table-cell>
          <table:table-cell table:number-columns-repeated="1015"/>
        </table:table-row>
        <table:table-row table:style-name="ro1">
          <table:table-cell office:value-type="float" office:value="0.07199997" calcext:value-type="float">
            <text:p>0.07199997</text:p>
          </table:table-cell>
          <table:table-cell office:value-type="float" office:value="33840" calcext:value-type="float">
            <text:p>33840</text:p>
          </table:table-cell>
          <table:table-cell office:value-type="float" office:value="1175.75507653593" calcext:value-type="float">
            <text:p>1175.75507653593</text:p>
          </table:table-cell>
          <table:table-cell office:value-type="float" office:value="998.88" calcext:value-type="float">
            <text:p>998.88</text:p>
          </table:table-cell>
          <table:table-cell office:value-type="float" office:value="1.20138808606267" calcext:value-type="float">
            <text:p>1.20138808606267</text:p>
          </table:table-cell>
          <table:table-cell office:value-type="float" office:value="71746400" calcext:value-type="float">
            <text:p>71746400</text:p>
          </table:table-cell>
          <table:table-cell office:value-type="float" office:value="1978304.99839298" calcext:value-type="float">
            <text:p>1978304.99839298</text:p>
          </table:table-cell>
          <table:table-cell office:value-type="float" office:value="5166400" calcext:value-type="float">
            <text:p>5166400</text:p>
          </table:table-cell>
          <table:table-cell office:value-type="float" office:value="148545.167092931" calcext:value-type="float">
            <text:p>148545.167092931</text:p>
          </table:table-cell>
          <table:table-cell table:number-columns-repeated="1015"/>
        </table:table-row>
        <table:table-row table:style-name="ro1">
          <table:table-cell office:value-type="float" office:value="0.07299997" calcext:value-type="float">
            <text:p>0.07299997</text:p>
          </table:table-cell>
          <table:table-cell office:value-type="float" office:value="33408" calcext:value-type="float">
            <text:p>33408</text:p>
          </table:table-cell>
          <table:table-cell office:value-type="float" office:value="1960.81615660418" calcext:value-type="float">
            <text:p>1960.81615660418</text:p>
          </table:table-cell>
          <table:table-cell office:value-type="float" office:value="998.96" calcext:value-type="float">
            <text:p>998.96</text:p>
          </table:table-cell>
          <table:table-cell office:value-type="float" office:value="1.01980390271856" calcext:value-type="float">
            <text:p>1.01980390271856</text:p>
          </table:table-cell>
          <table:table-cell office:value-type="float" office:value="70772400" calcext:value-type="float">
            <text:p>70772400</text:p>
          </table:table-cell>
          <table:table-cell office:value-type="float" office:value="1975475.21708913" calcext:value-type="float">
            <text:p>1975475.21708913</text:p>
          </table:table-cell>
          <table:table-cell office:value-type="float" office:value="5176400" calcext:value-type="float">
            <text:p>5176400</text:p>
          </table:table-cell>
          <table:table-cell office:value-type="float" office:value="162785.134456436" calcext:value-type="float">
            <text:p>162785.134456436</text:p>
          </table:table-cell>
          <table:table-cell table:number-columns-repeated="1015"/>
        </table:table-row>
        <table:table-row table:style-name="ro1">
          <table:table-cell office:value-type="float" office:value="0.07399997" calcext:value-type="float">
            <text:p>0.07399997</text:p>
          </table:table-cell>
          <table:table-cell office:value-type="float" office:value="33408" calcext:value-type="float">
            <text:p>33408</text:p>
          </table:table-cell>
          <table:table-cell office:value-type="float" office:value="2257.78652666721" calcext:value-type="float">
            <text:p>2257.78652666721</text:p>
          </table:table-cell>
          <table:table-cell office:value-type="float" office:value="998.96" calcext:value-type="float">
            <text:p>998.96</text:p>
          </table:table-cell>
          <table:table-cell office:value-type="float" office:value="1.27410099024109" calcext:value-type="float">
            <text:p>1.27410099024109</text:p>
          </table:table-cell>
          <table:table-cell office:value-type="float" office:value="69966800" calcext:value-type="float">
            <text:p>69966800</text:p>
          </table:table-cell>
          <table:table-cell office:value-type="float" office:value="1938041.79521495" calcext:value-type="float">
            <text:p>1938041.79521495</text:p>
          </table:table-cell>
          <table:table-cell office:value-type="float" office:value="5159200" calcext:value-type="float">
            <text:p>5159200</text:p>
          </table:table-cell>
          <table:table-cell office:value-type="float" office:value="172576.553061726" calcext:value-type="float">
            <text:p>172576.553061726</text:p>
          </table:table-cell>
          <table:table-cell table:number-columns-repeated="1015"/>
        </table:table-row>
        <table:table-row table:style-name="ro1">
          <table:table-cell office:value-type="float" office:value="0.07499997" calcext:value-type="float">
            <text:p>0.07499997</text:p>
          </table:table-cell>
          <table:table-cell office:value-type="float" office:value="32745.6" calcext:value-type="float">
            <text:p>32745.6</text:p>
          </table:table-cell>
          <table:table-cell office:value-type="float" office:value="2895.85635002843" calcext:value-type="float">
            <text:p>2895.85635002843</text:p>
          </table:table-cell>
          <table:table-cell office:value-type="float" office:value="999.32" calcext:value-type="float">
            <text:p>999.32</text:p>
          </table:table-cell>
          <table:table-cell office:value-type="float" office:value="0.802080627701064" calcext:value-type="float">
            <text:p>0.802080627701064</text:p>
          </table:table-cell>
          <table:table-cell office:value-type="float" office:value="69095200" calcext:value-type="float">
            <text:p>69095200</text:p>
          </table:table-cell>
          <table:table-cell office:value-type="float" office:value="1737822.20034157" calcext:value-type="float">
            <text:p>1737822.20034157</text:p>
          </table:table-cell>
          <table:table-cell office:value-type="float" office:value="5168400" calcext:value-type="float">
            <text:p>5168400</text:p>
          </table:table-cell>
          <table:table-cell office:value-type="float" office:value="185510.107541341" calcext:value-type="float">
            <text:p>185510.107541341</text:p>
          </table:table-cell>
          <table:table-cell table:number-columns-repeated="1015"/>
        </table:table-row>
        <table:table-row table:style-name="ro1">
          <table:table-cell office:value-type="float" office:value="0.075999975" calcext:value-type="float">
            <text:p>0.075999975</text:p>
          </table:table-cell>
          <table:table-cell office:value-type="float" office:value="33264" calcext:value-type="float">
            <text:p>33264</text:p>
          </table:table-cell>
          <table:table-cell office:value-type="float" office:value="1649.7272501841" calcext:value-type="float">
            <text:p>1649.7272501841</text:p>
          </table:table-cell>
          <table:table-cell office:value-type="float" office:value="999.4" calcext:value-type="float">
            <text:p>999.4</text:p>
          </table:table-cell>
          <table:table-cell office:value-type="float" office:value="0.816496580927726" calcext:value-type="float">
            <text:p>0.816496580927726</text:p>
          </table:table-cell>
          <table:table-cell office:value-type="float" office:value="68231200" calcext:value-type="float">
            <text:p>68231200</text:p>
          </table:table-cell>
          <table:table-cell office:value-type="float" office:value="1669381.92155061" calcext:value-type="float">
            <text:p>1669381.92155061</text:p>
          </table:table-cell>
          <table:table-cell office:value-type="float" office:value="5175600" calcext:value-type="float">
            <text:p>5175600</text:p>
          </table:table-cell>
          <table:table-cell office:value-type="float" office:value="148998.881427569" calcext:value-type="float">
            <text:p>148998.881427569</text:p>
          </table:table-cell>
          <table:table-cell table:number-columns-repeated="1015"/>
        </table:table-row>
        <table:table-row table:style-name="ro1">
          <table:table-cell office:value-type="float" office:value="0.07699998" calcext:value-type="float">
            <text:p>0.07699998</text:p>
          </table:table-cell>
          <table:table-cell office:value-type="float" office:value="32486.4" calcext:value-type="float">
            <text:p>32486.4</text:p>
          </table:table-cell>
          <table:table-cell office:value-type="float" office:value="2912.21977192656" calcext:value-type="float">
            <text:p>2912.21977192656</text:p>
          </table:table-cell>
          <table:table-cell office:value-type="float" office:value="999.36" calcext:value-type="float">
            <text:p>999.36</text:p>
          </table:table-cell>
          <table:table-cell office:value-type="float" office:value="0.907377172587746" calcext:value-type="float">
            <text:p>0.907377172587746</text:p>
          </table:table-cell>
          <table:table-cell office:value-type="float" office:value="67442000" calcext:value-type="float">
            <text:p>67442000</text:p>
          </table:table-cell>
          <table:table-cell office:value-type="float" office:value="1674216.23454081" calcext:value-type="float">
            <text:p>1674216.23454081</text:p>
          </table:table-cell>
          <table:table-cell office:value-type="float" office:value="5165200" calcext:value-type="float">
            <text:p>5165200</text:p>
          </table:table-cell>
          <table:table-cell office:value-type="float" office:value="149613.947656404" calcext:value-type="float">
            <text:p>149613.947656404</text:p>
          </table:table-cell>
          <table:table-cell table:number-columns-repeated="1015"/>
        </table:table-row>
        <table:table-row table:style-name="ro1">
          <table:table-cell office:value-type="float" office:value="0.07799998" calcext:value-type="float">
            <text:p>0.07799998</text:p>
          </table:table-cell>
          <table:table-cell office:value-type="float" office:value="32227.2" calcext:value-type="float">
            <text:p>32227.2</text:p>
          </table:table-cell>
          <table:table-cell office:value-type="float" office:value="3261.79337175119" calcext:value-type="float">
            <text:p>3261.79337175119</text:p>
          </table:table-cell>
          <table:table-cell office:value-type="float" office:value="999.24" calcext:value-type="float">
            <text:p>999.24</text:p>
          </table:table-cell>
          <table:table-cell office:value-type="float" office:value="0.723417813807024" calcext:value-type="float">
            <text:p>0.723417813807024</text:p>
          </table:table-cell>
          <table:table-cell office:value-type="float" office:value="66696400" calcext:value-type="float">
            <text:p>66696400</text:p>
          </table:table-cell>
          <table:table-cell office:value-type="float" office:value="1685180.20796986" calcext:value-type="float">
            <text:p>1685180.20796986</text:p>
          </table:table-cell>
          <table:table-cell office:value-type="float" office:value="5165200" calcext:value-type="float">
            <text:p>5165200</text:p>
          </table:table-cell>
          <table:table-cell office:value-type="float" office:value="151193.033349203" calcext:value-type="float">
            <text:p>151193.033349203</text:p>
          </table:table-cell>
          <table:table-cell table:number-columns-repeated="1015"/>
        </table:table-row>
        <table:table-row table:style-name="ro1">
          <table:table-cell office:value-type="float" office:value="0.07899998" calcext:value-type="float">
            <text:p>0.07899998</text:p>
          </table:table-cell>
          <table:table-cell office:value-type="float" office:value="32803.2" calcext:value-type="float">
            <text:p>32803.2</text:p>
          </table:table-cell>
          <table:table-cell office:value-type="float" office:value="2750.17381268894" calcext:value-type="float">
            <text:p>2750.17381268894</text:p>
          </table:table-cell>
          <table:table-cell office:value-type="float" office:value="999.12" calcext:value-type="float">
            <text:p>999.12</text:p>
          </table:table-cell>
          <table:table-cell office:value-type="float" office:value="0.881286937760152" calcext:value-type="float">
            <text:p>0.881286937760152</text:p>
          </table:table-cell>
          <table:table-cell office:value-type="float" office:value="65988400" calcext:value-type="float">
            <text:p>65988400</text:p>
          </table:table-cell>
          <table:table-cell office:value-type="float" office:value="1694355.03953569" calcext:value-type="float">
            <text:p>1694355.03953569</text:p>
          </table:table-cell>
          <table:table-cell office:value-type="float" office:value="5158400" calcext:value-type="float">
            <text:p>5158400</text:p>
          </table:table-cell>
          <table:table-cell office:value-type="float" office:value="168465.624584562" calcext:value-type="float">
            <text:p>168465.624584562</text:p>
          </table:table-cell>
          <table:table-cell table:number-columns-repeated="1015"/>
        </table:table-row>
        <table:table-row table:style-name="ro1">
          <table:table-cell office:value-type="float" office:value="0.07999998" calcext:value-type="float">
            <text:p>0.07999998</text:p>
          </table:table-cell>
          <table:table-cell office:value-type="float" office:value="32227.2" calcext:value-type="float">
            <text:p>32227.2</text:p>
          </table:table-cell>
          <table:table-cell office:value-type="float" office:value="2977.93485489525" calcext:value-type="float">
            <text:p>2977.93485489525</text:p>
          </table:table-cell>
          <table:table-cell office:value-type="float" office:value="999.4" calcext:value-type="float">
            <text:p>999.4</text:p>
          </table:table-cell>
          <table:table-cell office:value-type="float" office:value="0.707106781186548" calcext:value-type="float">
            <text:p>0.707106781186548</text:p>
          </table:table-cell>
          <table:table-cell office:value-type="float" office:value="65225600" calcext:value-type="float">
            <text:p>65225600</text:p>
          </table:table-cell>
          <table:table-cell office:value-type="float" office:value="1629529.78902913" calcext:value-type="float">
            <text:p>1629529.78902913</text:p>
          </table:table-cell>
          <table:table-cell office:value-type="float" office:value="5208000" calcext:value-type="float">
            <text:p>5208000</text:p>
          </table:table-cell>
          <table:table-cell office:value-type="float" office:value="160779.351908135" calcext:value-type="float">
            <text:p>160779.351908135</text:p>
          </table:table-cell>
          <table:table-cell table:number-columns-repeated="1015"/>
        </table:table-row>
        <table:table-row table:style-name="ro1">
          <table:table-cell office:value-type="float" office:value="0.080999985" calcext:value-type="float">
            <text:p>0.080999985</text:p>
          </table:table-cell>
          <table:table-cell office:value-type="float" office:value="32572.8" calcext:value-type="float">
            <text:p>32572.8</text:p>
          </table:table-cell>
          <table:table-cell office:value-type="float" office:value="2647.73412562515" calcext:value-type="float">
            <text:p>2647.73412562515</text:p>
          </table:table-cell>
          <table:table-cell office:value-type="float" office:value="999.36" calcext:value-type="float">
            <text:p>999.36</text:p>
          </table:table-cell>
          <table:table-cell office:value-type="float" office:value="0.637704215656966" calcext:value-type="float">
            <text:p>0.637704215656966</text:p>
          </table:table-cell>
          <table:table-cell office:value-type="float" office:value="64499600" calcext:value-type="float">
            <text:p>64499600</text:p>
          </table:table-cell>
          <table:table-cell office:value-type="float" office:value="1648222.4768924" calcext:value-type="float">
            <text:p>1648222.4768924</text:p>
          </table:table-cell>
          <table:table-cell office:value-type="float" office:value="5194000" calcext:value-type="float">
            <text:p>5194000</text:p>
          </table:table-cell>
          <table:table-cell office:value-type="float" office:value="147280.910734103" calcext:value-type="float">
            <text:p>147280.910734103</text:p>
          </table:table-cell>
          <table:table-cell table:number-columns-repeated="1015"/>
        </table:table-row>
        <table:table-row table:style-name="ro1">
          <table:table-cell office:value-type="float" office:value="0.08199999" calcext:value-type="float">
            <text:p>0.08199999</text:p>
          </table:table-cell>
          <table:table-cell office:value-type="float" office:value="32860.8" calcext:value-type="float">
            <text:p>32860.8</text:p>
          </table:table-cell>
          <table:table-cell office:value-type="float" office:value="2294.60584850645" calcext:value-type="float">
            <text:p>2294.60584850645</text:p>
          </table:table-cell>
          <table:table-cell office:value-type="float" office:value="999.32" calcext:value-type="float">
            <text:p>999.32</text:p>
          </table:table-cell>
          <table:table-cell office:value-type="float" office:value="0.852447456836295" calcext:value-type="float">
            <text:p>0.852447456836295</text:p>
          </table:table-cell>
          <table:table-cell office:value-type="float" office:value="63737600" calcext:value-type="float">
            <text:p>63737600</text:p>
          </table:table-cell>
          <table:table-cell office:value-type="float" office:value="1558541.73294568" calcext:value-type="float">
            <text:p>1558541.73294568</text:p>
          </table:table-cell>
          <table:table-cell office:value-type="float" office:value="5207600" calcext:value-type="float">
            <text:p>5207600</text:p>
          </table:table-cell>
          <table:table-cell office:value-type="float" office:value="145323.776444187" calcext:value-type="float">
            <text:p>145323.776444187</text:p>
          </table:table-cell>
          <table:table-cell table:number-columns-repeated="1015"/>
        </table:table-row>
        <table:table-row table:style-name="ro1">
          <table:table-cell office:value-type="float" office:value="0.08299999" calcext:value-type="float">
            <text:p>0.08299999</text:p>
          </table:table-cell>
          <table:table-cell office:value-type="float" office:value="31622.4" calcext:value-type="float">
            <text:p>31622.4</text:p>
          </table:table-cell>
          <table:table-cell office:value-type="float" office:value="2916.66659047619" calcext:value-type="float">
            <text:p>2916.66659047619</text:p>
          </table:table-cell>
          <table:table-cell office:value-type="float" office:value="999.56" calcext:value-type="float">
            <text:p>999.56</text:p>
          </table:table-cell>
          <table:table-cell office:value-type="float" office:value="0.711805216802087" calcext:value-type="float">
            <text:p>0.711805216802087</text:p>
          </table:table-cell>
          <table:table-cell office:value-type="float" office:value="62983600" calcext:value-type="float">
            <text:p>62983600</text:p>
          </table:table-cell>
          <table:table-cell office:value-type="float" office:value="1513012.66793551" calcext:value-type="float">
            <text:p>1513012.66793551</text:p>
          </table:table-cell>
          <table:table-cell office:value-type="float" office:value="5210000" calcext:value-type="float">
            <text:p>5210000</text:p>
          </table:table-cell>
          <table:table-cell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office:value-type="float" office:value="0.08399999" calcext:value-type="float">
            <text:p>0.08399999</text:p>
          </table:table-cell>
          <table:table-cell office:value-type="float" office:value="32284.8" calcext:value-type="float">
            <text:p>32284.8</text:p>
          </table:table-cell>
          <table:table-cell office:value-type="float" office:value="2254.72304285914" calcext:value-type="float">
            <text:p>2254.72304285914</text:p>
          </table:table-cell>
          <table:table-cell office:value-type="float" office:value="999.6" calcext:value-type="float">
            <text:p>999.6</text:p>
          </table:table-cell>
          <table:table-cell office:value-type="float" office:value="0.577350269189626" calcext:value-type="float">
            <text:p>0.577350269189626</text:p>
          </table:table-cell>
          <table:table-cell office:value-type="float" office:value="62306000" calcext:value-type="float">
            <text:p>62306000</text:p>
          </table:table-cell>
          <table:table-cell office:value-type="float" office:value="1565737.31300411" calcext:value-type="float">
            <text:p>1565737.31300411</text:p>
          </table:table-cell>
          <table:table-cell office:value-type="float" office:value="5195600" calcext:value-type="float">
            <text:p>5195600</text:p>
          </table:table-cell>
          <table:table-cell office:value-type="float" office:value="140002.380932135" calcext:value-type="float">
            <text:p>140002.380932135</text:p>
          </table:table-cell>
          <table:table-cell table:number-columns-repeated="1015"/>
        </table:table-row>
        <table:table-row table:style-name="ro1">
          <table:table-cell office:value-type="float" office:value="0.08499999" calcext:value-type="float">
            <text:p>0.08499999</text:p>
          </table:table-cell>
          <table:table-cell office:value-type="float" office:value="31593.6" calcext:value-type="float">
            <text:p>31593.6</text:p>
          </table:table-cell>
          <table:table-cell office:value-type="float" office:value="2744.19824356769" calcext:value-type="float">
            <text:p>2744.19824356769</text:p>
          </table:table-cell>
          <table:table-cell office:value-type="float" office:value="999.6" calcext:value-type="float">
            <text:p>999.6</text:p>
          </table:table-cell>
          <table:table-cell office:value-type="float" office:value="0.577350269189626" calcext:value-type="float">
            <text:p>0.577350269189626</text:p>
          </table:table-cell>
          <table:table-cell office:value-type="float" office:value="61630400" calcext:value-type="float">
            <text:p>61630400</text:p>
          </table:table-cell>
          <table:table-cell office:value-type="float" office:value="1439876.96233625" calcext:value-type="float">
            <text:p>1439876.96233625</text:p>
          </table:table-cell>
          <table:table-cell office:value-type="float" office:value="5210800" calcext:value-type="float">
            <text:p>5210800</text:p>
          </table:table-cell>
          <table:table-cell office:value-type="float" office:value="161113.831394659" calcext:value-type="float">
            <text:p>161113.831394659</text:p>
          </table:table-cell>
          <table:table-cell table:number-columns-repeated="1015"/>
        </table:table-row>
        <table:table-row table:style-name="ro1">
          <table:table-cell office:value-type="float" office:value="0.085999995" calcext:value-type="float">
            <text:p>0.085999995</text:p>
          </table:table-cell>
          <table:table-cell office:value-type="float" office:value="32457.6" calcext:value-type="float">
            <text:p>32457.6</text:p>
          </table:table-cell>
          <table:table-cell office:value-type="float" office:value="2652.95005606966" calcext:value-type="float">
            <text:p>2652.95005606966</text:p>
          </table:table-cell>
          <table:table-cell office:value-type="float" office:value="999.52" calcext:value-type="float">
            <text:p>999.52</text:p>
          </table:table-cell>
          <table:table-cell office:value-type="float" office:value="0.509901951359278" calcext:value-type="float">
            <text:p>0.509901951359278</text:p>
          </table:table-cell>
          <table:table-cell office:value-type="float" office:value="60935600" calcext:value-type="float">
            <text:p>60935600</text:p>
          </table:table-cell>
          <table:table-cell office:value-type="float" office:value="1485378.9639909" calcext:value-type="float">
            <text:p>1485378.9639909</text:p>
          </table:table-cell>
          <table:table-cell office:value-type="float" office:value="5216800" calcext:value-type="float">
            <text:p>5216800</text:p>
          </table:table-cell>
          <table:table-cell office:value-type="float" office:value="129219.451580119" calcext:value-type="float">
            <text:p>129219.451580119</text:p>
          </table:table-cell>
          <table:table-cell table:number-columns-repeated="1015"/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32054.4" calcext:value-type="float">
            <text:p>32054.4</text:p>
          </table:table-cell>
          <table:table-cell office:value-type="float" office:value="3287.12397089005" calcext:value-type="float">
            <text:p>3287.12397089005</text:p>
          </table:table-cell>
          <table:table-cell office:value-type="float" office:value="999.56" calcext:value-type="float">
            <text:p>999.56</text:p>
          </table:table-cell>
          <table:table-cell office:value-type="float" office:value="0.58309518948453" calcext:value-type="float">
            <text:p>0.58309518948453</text:p>
          </table:table-cell>
          <table:table-cell office:value-type="float" office:value="60220400" calcext:value-type="float">
            <text:p>60220400</text:p>
          </table:table-cell>
          <table:table-cell office:value-type="float" office:value="1474944.85772633" calcext:value-type="float">
            <text:p>1474944.85772633</text:p>
          </table:table-cell>
          <table:table-cell office:value-type="float" office:value="5231600" calcext:value-type="float">
            <text:p>5231600</text:p>
          </table:table-cell>
          <table:table-cell office:value-type="float" office:value="166900.169762246" calcext:value-type="float">
            <text:p>166900.169762246</text:p>
          </table:table-cell>
          <table:table-cell table:number-columns-repeated="1015"/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30124.8" calcext:value-type="float">
            <text:p>30124.8</text:p>
          </table:table-cell>
          <table:table-cell office:value-type="float" office:value="3052.43771435225" calcext:value-type="float">
            <text:p>3052.43771435225</text:p>
          </table:table-cell>
          <table:table-cell office:value-type="float" office:value="999.96" calcext:value-type="float">
            <text:p>999.96</text:p>
          </table:table-cell>
          <table:table-cell office:value-type="float" office:value="0.2" calcext:value-type="float">
            <text:p>0.2</text:p>
          </table:table-cell>
          <table:table-cell office:value-type="float" office:value="59463200" calcext:value-type="float">
            <text:p>59463200</text:p>
          </table:table-cell>
          <table:table-cell office:value-type="float" office:value="1458397.29383549" calcext:value-type="float">
            <text:p>1458397.29383549</text:p>
          </table:table-cell>
          <table:table-cell office:value-type="float" office:value="5281200" calcext:value-type="float">
            <text:p>5281200</text:p>
          </table:table-cell>
          <table:table-cell office:value-type="float" office:value="156426.766678" calcext:value-type="float">
            <text:p>156426.766678</text:p>
          </table:table-cell>
          <table:table-cell table:number-columns-repeated="1015"/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30038.4" calcext:value-type="float">
            <text:p>30038.4</text:p>
          </table:table-cell>
          <table:table-cell office:value-type="float" office:value="3182.96465578869" calcext:value-type="float">
            <text:p>3182.96465578869</text:p>
          </table:table-cell>
          <table:table-cell office:value-type="float" office:value="999.84" calcext:value-type="float">
            <text:p>999.84</text:p>
          </table:table-cell>
          <table:table-cell office:value-type="float" office:value="0.472581562625261" calcext:value-type="float">
            <text:p>0.472581562625261</text:p>
          </table:table-cell>
          <table:table-cell office:value-type="float" office:value="58877600" calcext:value-type="float">
            <text:p>58877600</text:p>
          </table:table-cell>
          <table:table-cell office:value-type="float" office:value="1385569.3174047" calcext:value-type="float">
            <text:p>1385569.3174047</text:p>
          </table:table-cell>
          <table:table-cell office:value-type="float" office:value="5243200" calcext:value-type="float">
            <text:p>5243200</text:p>
          </table:table-cell>
          <table:table-cell office:value-type="float" office:value="133937.796507682" calcext:value-type="float">
            <text:p>133937.796507682</text:p>
          </table:table-cell>
          <table:table-cell table:number-columns-repeated="1015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0787.2" calcext:value-type="float">
            <text:p>30787.2</text:p>
          </table:table-cell>
          <table:table-cell office:value-type="float" office:value="3281.59960994634" calcext:value-type="float">
            <text:p>3281.59960994634</text:p>
          </table:table-cell>
          <table:table-cell office:value-type="float" office:value="999.72" calcext:value-type="float">
            <text:p>999.72</text:p>
          </table:table-cell>
          <table:table-cell office:value-type="float" office:value="0.613731754650732" calcext:value-type="float">
            <text:p>0.613731754650732</text:p>
          </table:table-cell>
          <table:table-cell office:value-type="float" office:value="58318400" calcext:value-type="float">
            <text:p>58318400</text:p>
          </table:table-cell>
          <table:table-cell office:value-type="float" office:value="1401334.72090004" calcext:value-type="float">
            <text:p>1401334.72090004</text:p>
          </table:table-cell>
          <table:table-cell office:value-type="float" office:value="5253200" calcext:value-type="float">
            <text:p>5253200</text:p>
          </table:table-cell>
          <table:table-cell office:value-type="float" office:value="142966.196470821" calcext:value-type="float">
            <text:p>142966.196470821</text:p>
          </table:table-cell>
          <table:table-cell table:number-columns-repeated="1015"/>
        </table:table-row>
        <table:table-row table:style-name="ro1">
          <table:table-cell office:value-type="float" office:value="0.091000006" calcext:value-type="float">
            <text:p>0.091000006</text:p>
          </table:table-cell>
          <table:table-cell office:value-type="float" office:value="30988.8" calcext:value-type="float">
            <text:p>30988.8</text:p>
          </table:table-cell>
          <table:table-cell office:value-type="float" office:value="3795.56794169199" calcext:value-type="float">
            <text:p>3795.56794169199</text:p>
          </table:table-cell>
          <table:table-cell office:value-type="float" office:value="999.72" calcext:value-type="float">
            <text:p>999.72</text:p>
          </table:table-cell>
          <table:table-cell office:value-type="float" office:value="0.458257569495584" calcext:value-type="float">
            <text:p>0.458257569495584</text:p>
          </table:table-cell>
          <table:table-cell office:value-type="float" office:value="57628800" calcext:value-type="float">
            <text:p>57628800</text:p>
          </table:table-cell>
          <table:table-cell office:value-type="float" office:value="1447501.640759" calcext:value-type="float">
            <text:p>1447501.640759</text:p>
          </table:table-cell>
          <table:table-cell office:value-type="float" office:value="5283200" calcext:value-type="float">
            <text:p>5283200</text:p>
          </table:table-cell>
          <table:table-cell office:value-type="float" office:value="146051.360828991" calcext:value-type="float">
            <text:p>146051.360828991</text:p>
          </table:table-cell>
          <table:table-cell table:number-columns-repeated="1015"/>
        </table:table-row>
        <table:table-row table:style-name="ro1">
          <table:table-cell office:value-type="float" office:value="0.09200001" calcext:value-type="float">
            <text:p>0.09200001</text:p>
          </table:table-cell>
          <table:table-cell office:value-type="float" office:value="31651.2" calcext:value-type="float">
            <text:p>31651.2</text:p>
          </table:table-cell>
          <table:table-cell office:value-type="float" office:value="3530.2033935738" calcext:value-type="float">
            <text:p>3530.2033935738</text:p>
          </table:table-cell>
          <table:table-cell office:value-type="float" office:value="999.52" calcext:value-type="float">
            <text:p>999.52</text:p>
          </table:table-cell>
          <table:table-cell office:value-type="float" office:value="0.585946527708231" calcext:value-type="float">
            <text:p>0.585946527708231</text:p>
          </table:table-cell>
          <table:table-cell office:value-type="float" office:value="56982400" calcext:value-type="float">
            <text:p>56982400</text:p>
          </table:table-cell>
          <table:table-cell office:value-type="float" office:value="1410895.93285023" calcext:value-type="float">
            <text:p>1410895.93285023</text:p>
          </table:table-cell>
          <table:table-cell office:value-type="float" office:value="5251600" calcext:value-type="float">
            <text:p>5251600</text:p>
          </table:table-cell>
          <table:table-cell office:value-type="float" office:value="126282.751527409" calcext:value-type="float">
            <text:p>126282.751527409</text:p>
          </table:table-cell>
          <table:table-cell table:number-columns-repeated="1015"/>
        </table:table-row>
        <table:table-row table:style-name="ro1">
          <table:table-cell office:value-type="float" office:value="0.09300001" calcext:value-type="float">
            <text:p>0.09300001</text:p>
          </table:table-cell>
          <table:table-cell office:value-type="float" office:value="28944" calcext:value-type="float">
            <text:p>28944</text:p>
          </table:table-cell>
          <table:table-cell office:value-type="float" office:value="3305.99455534942" calcext:value-type="float">
            <text:p>3305.99455534942</text:p>
          </table:table-cell>
          <table:table-cell office:value-type="float" office:value="999.92" calcext:value-type="float">
            <text:p>999.92</text:p>
          </table:table-cell>
          <table:table-cell office:value-type="float" office:value="0.276887462097269" calcext:value-type="float">
            <text:p>0.276887462097269</text:p>
          </table:table-cell>
          <table:table-cell office:value-type="float" office:value="56349600" calcext:value-type="float">
            <text:p>56349600</text:p>
          </table:table-cell>
          <table:table-cell office:value-type="float" office:value="1412870.83627627" calcext:value-type="float">
            <text:p>1412870.83627627</text:p>
          </table:table-cell>
          <table:table-cell office:value-type="float" office:value="5238800" calcext:value-type="float">
            <text:p>5238800</text:p>
          </table:table-cell>
          <table:table-cell office:value-type="float" office:value="115011.593618499" calcext:value-type="float">
            <text:p>115011.593618499</text:p>
          </table:table-cell>
          <table:table-cell table:number-columns-repeated="1015"/>
        </table:table-row>
        <table:table-row table:style-name="ro1">
          <table:table-cell office:value-type="float" office:value="0.09400001" calcext:value-type="float">
            <text:p>0.09400001</text:p>
          </table:table-cell>
          <table:table-cell office:value-type="float" office:value="29433.6" calcext:value-type="float">
            <text:p>29433.6</text:p>
          </table:table-cell>
          <table:table-cell office:value-type="float" office:value="2874.89547636084" calcext:value-type="float">
            <text:p>2874.89547636084</text:p>
          </table:table-cell>
          <table:table-cell office:value-type="float" office:value="999.92" calcext:value-type="float">
            <text:p>999.92</text:p>
          </table:table-cell>
          <table:table-cell office:value-type="float" office:value="0.276887462097269" calcext:value-type="float">
            <text:p>0.276887462097269</text:p>
          </table:table-cell>
          <table:table-cell office:value-type="float" office:value="55785600" calcext:value-type="float">
            <text:p>55785600</text:p>
          </table:table-cell>
          <table:table-cell office:value-type="float" office:value="1440445.76433825" calcext:value-type="float">
            <text:p>1440445.76433825</text:p>
          </table:table-cell>
          <table:table-cell office:value-type="float" office:value="5264800" calcext:value-type="float">
            <text:p>5264800</text:p>
          </table:table-cell>
          <table:table-cell office:value-type="float" office:value="128877.202535333" calcext:value-type="float">
            <text:p>128877.202535333</text:p>
          </table:table-cell>
          <table:table-cell table:number-columns-repeated="1015"/>
        </table:table-row>
        <table:table-row table:style-name="ro1">
          <table:table-cell office:value-type="float" office:value="0.09500001" calcext:value-type="float">
            <text:p>0.09500001</text:p>
          </table:table-cell>
          <table:table-cell office:value-type="float" office:value="29491.2" calcext:value-type="float">
            <text:p>29491.2</text:p>
          </table:table-cell>
          <table:table-cell office:value-type="float" office:value="3360.94272489134" calcext:value-type="float">
            <text:p>3360.94272489134</text:p>
          </table:table-cell>
          <table:table-cell office:value-type="float" office:value="999.92" calcext:value-type="float">
            <text:p>999.92</text:p>
          </table:table-cell>
          <table:table-cell office:value-type="float" office:value="0.276887462097269" calcext:value-type="float">
            <text:p>0.276887462097269</text:p>
          </table:table-cell>
          <table:table-cell office:value-type="float" office:value="55258800" calcext:value-type="float">
            <text:p>55258800</text:p>
          </table:table-cell>
          <table:table-cell office:value-type="float" office:value="1415121.66732523" calcext:value-type="float">
            <text:p>1415121.66732523</text:p>
          </table:table-cell>
          <table:table-cell office:value-type="float" office:value="5231200" calcext:value-type="float">
            <text:p>5231200</text:p>
          </table:table-cell>
          <table:table-cell office:value-type="float" office:value="114612.390255155" calcext:value-type="float">
            <text:p>114612.390255155</text:p>
          </table:table-cell>
          <table:table-cell table:number-columns-repeated="1015"/>
        </table:table-row>
        <table:table-row table:style-name="ro1">
          <table:table-cell office:value-type="float" office:value="0.096000016" calcext:value-type="float">
            <text:p>0.096000016</text:p>
          </table:table-cell>
          <table:table-cell office:value-type="float" office:value="27532.8" calcext:value-type="float">
            <text:p>27532.8</text:p>
          </table:table-cell>
          <table:table-cell office:value-type="float" office:value="3754.3702534513" calcext:value-type="float">
            <text:p>3754.3702534513</text:p>
          </table:table-cell>
          <table:table-cell office:value-type="float" office:value="999.88" calcext:value-type="float">
            <text:p>999.88</text:p>
          </table:table-cell>
          <table:table-cell office:value-type="float" office:value="0.33166247903554" calcext:value-type="float">
            <text:p>0.33166247903554</text:p>
          </table:table-cell>
          <table:table-cell office:value-type="float" office:value="54649200" calcext:value-type="float">
            <text:p>54649200</text:p>
          </table:table-cell>
          <table:table-cell office:value-type="float" office:value="1349758.99083256" calcext:value-type="float">
            <text:p>1349758.99083256</text:p>
          </table:table-cell>
          <table:table-cell office:value-type="float" office:value="5212800" calcext:value-type="float">
            <text:p>5212800</text:p>
          </table:table-cell>
          <table:table-cell office:value-type="float" office:value="135846.727355992" calcext:value-type="float">
            <text:p>135846.727355992</text:p>
          </table:table-cell>
          <table:table-cell table:number-columns-repeated="1015"/>
        </table:table-row>
        <table:table-row table:style-name="ro1">
          <table:table-cell office:value-type="float" office:value="0.09700002" calcext:value-type="float">
            <text:p>0.09700002</text:p>
          </table:table-cell>
          <table:table-cell office:value-type="float" office:value="29030.4" calcext:value-type="float">
            <text:p>29030.4</text:p>
          </table:table-cell>
          <table:table-cell office:value-type="float" office:value="3628.20947576074" calcext:value-type="float">
            <text:p>3628.20947576074</text:p>
          </table:table-cell>
          <table:table-cell office:value-type="float" office:value="999.8" calcext:value-type="float">
            <text:p>999.8</text:p>
          </table:table-cell>
          <table:table-cell office:value-type="float" office:value="0.5" calcext:value-type="float">
            <text:p>0.5</text:p>
          </table:table-cell>
          <table:table-cell office:value-type="float" office:value="54186000" calcext:value-type="float">
            <text:p>54186000</text:p>
          </table:table-cell>
          <table:table-cell office:value-type="float" office:value="1314660.91952767" calcext:value-type="float">
            <text:p>1314660.91952767</text:p>
          </table:table-cell>
          <table:table-cell office:value-type="float" office:value="5195200" calcext:value-type="float">
            <text:p>5195200</text:p>
          </table:table-cell>
          <table:table-cell office:value-type="float" office:value="146745.811978855" calcext:value-type="float">
            <text:p>146745.811978855</text:p>
          </table:table-cell>
          <table:table-cell table:number-columns-repeated="1015"/>
        </table:table-row>
        <table:table-row table:style-name="ro1">
          <table:table-cell office:value-type="float" office:value="0.09800002" calcext:value-type="float">
            <text:p>0.09800002</text:p>
          </table:table-cell>
          <table:table-cell office:value-type="float" office:value="28224" calcext:value-type="float">
            <text:p>28224</text:p>
          </table:table-cell>
          <table:table-cell office:value-type="float" office:value="3383.4893231692" calcext:value-type="float">
            <text:p>3383.4893231692</text:p>
          </table:table-cell>
          <table:table-cell office:value-type="float" office:value="999.92" calcext:value-type="float">
            <text:p>999.92</text:p>
          </table:table-cell>
          <table:table-cell office:value-type="float" office:value="0.276887462097269" calcext:value-type="float">
            <text:p>0.276887462097269</text:p>
          </table:table-cell>
          <table:table-cell office:value-type="float" office:value="53570000" calcext:value-type="float">
            <text:p>53570000</text:p>
          </table:table-cell>
          <table:table-cell office:value-type="float" office:value="1396122.6068413" calcext:value-type="float">
            <text:p>1396122.6068413</text:p>
          </table:table-cell>
          <table:table-cell office:value-type="float" office:value="5224000" calcext:value-type="float">
            <text:p>5224000</text:p>
          </table:table-cell>
          <table:table-cell office:value-type="float" office:value="153242.726852968" calcext:value-type="float">
            <text:p>153242.726852968</text:p>
          </table:table-cell>
          <table:table-cell table:number-columns-repeated="1015"/>
        </table:table-row>
        <table:table-row table:style-name="ro1">
          <table:table-cell office:value-type="float" office:value="0.09900002" calcext:value-type="float">
            <text:p>0.09900002</text:p>
          </table:table-cell>
          <table:table-cell office:value-type="float" office:value="27043.2" calcext:value-type="float">
            <text:p>27043.2</text:p>
          </table:table-cell>
          <table:table-cell office:value-type="float" office:value="3888.88878730158" calcext:value-type="float">
            <text:p>3888.88878730158</text:p>
          </table:table-cell>
          <table:table-cell office:value-type="float" office:value="999.88" calcext:value-type="float">
            <text:p>999.88</text:p>
          </table:table-cell>
          <table:table-cell office:value-type="float" office:value="0.33166247903554" calcext:value-type="float">
            <text:p>0.33166247903554</text:p>
          </table:table-cell>
          <table:table-cell office:value-type="float" office:value="53131600" calcext:value-type="float">
            <text:p>53131600</text:p>
          </table:table-cell>
          <table:table-cell office:value-type="float" office:value="1323702.76119679" calcext:value-type="float">
            <text:p>1323702.76119679</text:p>
          </table:table-cell>
          <table:table-cell office:value-type="float" office:value="5230400" calcext:value-type="float">
            <text:p>5230400</text:p>
          </table:table-cell>
          <table:table-cell office:value-type="float" office:value="176197.80551036" calcext:value-type="float">
            <text:p>176197.8055103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4:55:12.161000000</meta:creation-date>
    <dc:date>2018-03-09T14:56:24.803000000</dc:date>
    <meta:editing-duration>PT1M17S</meta:editing-duration>
    <meta:editing-cycles>1</meta:editing-cycles>
    <meta:document-statistic meta:table-count="1" meta:cell-count="908" meta:object-count="0"/>
    <meta:generator>LibreOffice/5.3.4.2$Windows_X86_64 LibreOffice_project/f82d347ccc0be322489bf7da61d7e4ad13fe2ff3</meta:generator>
  </office:meta>
</office:document-meta>
</file>